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9.61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14.52mm"/>
    </style:style>
    <style:style style:name="co8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114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_API_42371381340000" table:style-name="ta1">
        <table:shapes>
          <draw:frame draw:z-index="0" draw:style-name="gr1" draw:text-style-name="P1" svg:width="159.99mm" svg:height="89.99mm" svg:x="170.39mm" svg:y="1mm">
            <loext:p draw:notify-on-update-of-ranges="Test_API_42371381340000.B1:Test_API_42371381340000.B1 Test_API_42371381340000.B2:Test_API_42371381340000.B12 Test_API_42371381340000.E1:Test_API_42371381340000.E1 Test_API_42371381340000.E2:Test_API_42371381340000.E12 Test_API_42371381340000.F1:Test_API_42371381340000.F1 Test_API_42371381340000.F2:Test_API_42371381340000.F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number-columns-repeated="1009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onth-Year</text:p>
          </table:table-cell>
          <table:table-cell table:style-name="ce1" office:value-type="string" calcext:value-type="string">
            <text:p>YearMonth</text:p>
          </table:table-cell>
          <table:table-cell table:style-name="ce1" office:value-type="string" calcext:value-type="string">
            <text:p>Gas</text:p>
          </table:table-cell>
          <table:table-cell table:style-name="ce1" office:value-type="string" calcext:value-type="string">
            <text:p>Gas_Actual</text:p>
          </table:table-cell>
          <table:table-cell table:style-name="ce1" office:value-type="string" calcext:value-type="string">
            <text:p>Gas_Predicted</text:p>
          </table:table-cell>
          <table:table-cell table:style-name="ce1" office:value-type="string" calcext:value-type="string">
            <text:p>MAPE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9-01" calcext:value-type="date">
            <text:p>2016-09-01</text:p>
          </table:table-cell>
          <table:table-cell table:style-name="ce2" table:formula="of:=TEXT([.A2];&quot;mmm&quot;)&amp;&quot;-&quot;&amp;YEAR([.A2])" office:value-type="string" office:string-value="Sep-2016" calcext:value-type="string">
            <text:p>Sep-2016</text:p>
          </table:table-cell>
          <table:table-cell table:style-name="ce4" office:value-type="float" office:value="201609" calcext:value-type="float">
            <text:p>201609</text:p>
          </table:table-cell>
          <table:table-cell table:style-name="ce4" office:value-type="float" office:value="5624" calcext:value-type="float">
            <text:p>5624</text:p>
          </table:table-cell>
          <table:table-cell table:style-name="ce5" office:value-type="float" office:value="5624" calcext:value-type="float">
            <text:p>5,624.00</text:p>
          </table:table-cell>
          <table:table-cell table:style-name="ce5" office:value-type="float" office:value="4203.8017578125" calcext:value-type="float">
            <text:p>4,203.80</text:p>
          </table:table-cell>
          <table:table-cell table:style-name="ce6" table:formula="of:=ABS([.E2]-[.F2])/[.E2]" office:value-type="float" office:value="0.252524580758802" calcext:value-type="float">
            <text:p>0.252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10-01" calcext:value-type="date">
            <text:p>2016-10-01</text:p>
          </table:table-cell>
          <table:table-cell table:style-name="ce2" table:formula="of:=TEXT([.A3];&quot;mmm&quot;)&amp;&quot;-&quot;&amp;YEAR([.A3])" office:value-type="string" office:string-value="Oct-2016" calcext:value-type="string">
            <text:p>Oct-2016</text:p>
          </table:table-cell>
          <table:table-cell table:style-name="ce4" office:value-type="float" office:value="201610" calcext:value-type="float">
            <text:p>201610</text:p>
          </table:table-cell>
          <table:table-cell table:style-name="ce4" office:value-type="float" office:value="5582" calcext:value-type="float">
            <text:p>5582</text:p>
          </table:table-cell>
          <table:table-cell table:style-name="ce5" office:value-type="float" office:value="5582" calcext:value-type="float">
            <text:p>5,582.00</text:p>
          </table:table-cell>
          <table:table-cell table:style-name="ce5" office:value-type="float" office:value="4085.5126953125" calcext:value-type="float">
            <text:p>4,085.51</text:p>
          </table:table-cell>
          <table:table-cell table:style-name="ce6" table:formula="of:=ABS([.E3]-[.F3])/[.E3]" office:value-type="float" office:value="0.268091598833303" calcext:value-type="float">
            <text:p>0.268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11-01" calcext:value-type="date">
            <text:p>2016-11-01</text:p>
          </table:table-cell>
          <table:table-cell table:style-name="ce2" table:formula="of:=TEXT([.A4];&quot;mmm&quot;)&amp;&quot;-&quot;&amp;YEAR([.A4])" office:value-type="string" office:string-value="Nov-2016" calcext:value-type="string">
            <text:p>Nov-2016</text:p>
          </table:table-cell>
          <table:table-cell table:style-name="ce4" office:value-type="float" office:value="201611" calcext:value-type="float">
            <text:p>201611</text:p>
          </table:table-cell>
          <table:table-cell table:style-name="ce4" office:value-type="float" office:value="4664" calcext:value-type="float">
            <text:p>4664</text:p>
          </table:table-cell>
          <table:table-cell table:style-name="ce5" office:value-type="float" office:value="4664" calcext:value-type="float">
            <text:p>4,664.00</text:p>
          </table:table-cell>
          <table:table-cell table:style-name="ce5" office:value-type="float" office:value="3958.37158203125" calcext:value-type="float">
            <text:p>3,958.37</text:p>
          </table:table-cell>
          <table:table-cell table:style-name="ce6" table:formula="of:=ABS([.E4]-[.F4])/[.E4]" office:value-type="float" office:value="0.15129254244613" calcext:value-type="float">
            <text:p>0.1513</text:p>
          </table:table-cell>
          <table:table-cell table:style-name="ce7"/>
          <table:table-cell table:number-columns-repeated="1008"/>
        </table:table-row>
        <table:table-row table:style-name="ro1">
          <table:table-cell table:style-name="ce2" office:value-type="date" office:date-value="2016-12-01" calcext:value-type="date">
            <text:p>2016-12-01</text:p>
          </table:table-cell>
          <table:table-cell table:style-name="ce2" table:formula="of:=TEXT([.A5];&quot;mmm&quot;)&amp;&quot;-&quot;&amp;YEAR([.A5])" office:value-type="string" office:string-value="Dec-2016" calcext:value-type="string">
            <text:p>Dec-2016</text:p>
          </table:table-cell>
          <table:table-cell table:style-name="ce4" office:value-type="float" office:value="201612" calcext:value-type="float">
            <text:p>201612</text:p>
          </table:table-cell>
          <table:table-cell table:style-name="ce4" office:value-type="float" office:value="3780" calcext:value-type="float">
            <text:p>3780</text:p>
          </table:table-cell>
          <table:table-cell table:style-name="ce5" office:value-type="float" office:value="3780.00024414062" calcext:value-type="float">
            <text:p>3,780.00</text:p>
          </table:table-cell>
          <table:table-cell table:style-name="ce5" office:value-type="float" office:value="3874.84301757812" calcext:value-type="float">
            <text:p>3,874.84</text:p>
          </table:table-cell>
          <table:table-cell table:style-name="ce6" table:formula="of:=ABS([.E5]-[.F5])/[.E5]" office:value-type="float" office:value="0.025090679183028" calcext:value-type="float">
            <text:p>0.025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1-01" calcext:value-type="date">
            <text:p>2017-01-01</text:p>
          </table:table-cell>
          <table:table-cell table:style-name="ce2" table:formula="of:=TEXT([.A6];&quot;mmm&quot;)&amp;&quot;-&quot;&amp;YEAR([.A6])" office:value-type="string" office:string-value="Jan-2017" calcext:value-type="string">
            <text:p>Jan-2017</text:p>
          </table:table-cell>
          <table:table-cell table:style-name="ce4" office:value-type="float" office:value="201701" calcext:value-type="float">
            <text:p>201701</text:p>
          </table:table-cell>
          <table:table-cell table:style-name="ce4" office:value-type="float" office:value="4145" calcext:value-type="float">
            <text:p>4145</text:p>
          </table:table-cell>
          <table:table-cell table:style-name="ce5" office:value-type="float" office:value="4145" calcext:value-type="float">
            <text:p>4,145.00</text:p>
          </table:table-cell>
          <table:table-cell table:style-name="ce5" office:value-type="float" office:value="3791.029296875" calcext:value-type="float">
            <text:p>3,791.03</text:p>
          </table:table-cell>
          <table:table-cell table:style-name="ce6" table:formula="of:=ABS([.E6]-[.F6])/[.E6]" office:value-type="float" office:value="0.0853970333232811" calcext:value-type="float">
            <text:p>0.085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2-01" calcext:value-type="date">
            <text:p>2017-02-01</text:p>
          </table:table-cell>
          <table:table-cell table:style-name="ce2" table:formula="of:=TEXT([.A7];&quot;mmm&quot;)&amp;&quot;-&quot;&amp;YEAR([.A7])" office:value-type="string" office:string-value="Feb-2017" calcext:value-type="string">
            <text:p>Feb-2017</text:p>
          </table:table-cell>
          <table:table-cell table:style-name="ce4" office:value-type="float" office:value="201702" calcext:value-type="float">
            <text:p>201702</text:p>
          </table:table-cell>
          <table:table-cell table:style-name="ce4" office:value-type="float" office:value="2916" calcext:value-type="float">
            <text:p>2916</text:p>
          </table:table-cell>
          <table:table-cell table:style-name="ce5" office:value-type="float" office:value="2916" calcext:value-type="float">
            <text:p>2,916.00</text:p>
          </table:table-cell>
          <table:table-cell table:style-name="ce5" office:value-type="float" office:value="3721.5322265625" calcext:value-type="float">
            <text:p>3,721.53</text:p>
          </table:table-cell>
          <table:table-cell table:style-name="ce6" table:formula="of:=ABS([.E7]-[.F7])/[.E7]" office:value-type="float" office:value="0.276245619534465" calcext:value-type="float">
            <text:p>0.276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3-01" calcext:value-type="date">
            <text:p>2017-03-01</text:p>
          </table:table-cell>
          <table:table-cell table:style-name="ce2" table:formula="of:=TEXT([.A8];&quot;mmm&quot;)&amp;&quot;-&quot;&amp;YEAR([.A8])" office:value-type="string" office:string-value="Mar-2017" calcext:value-type="string">
            <text:p>Mar-2017</text:p>
          </table:table-cell>
          <table:table-cell table:style-name="ce4" office:value-type="float" office:value="201703" calcext:value-type="float">
            <text:p>201703</text:p>
          </table:table-cell>
          <table:table-cell table:style-name="ce4" office:value-type="float" office:value="3524" calcext:value-type="float">
            <text:p>3524</text:p>
          </table:table-cell>
          <table:table-cell table:style-name="ce5" office:value-type="float" office:value="3524.00024414062" calcext:value-type="float">
            <text:p>3,524.00</text:p>
          </table:table-cell>
          <table:table-cell table:style-name="ce5" office:value-type="float" office:value="3837.00537109375" calcext:value-type="float">
            <text:p>3,837.01</text:p>
          </table:table-cell>
          <table:table-cell table:style-name="ce6" table:formula="of:=ABS([.E8]-[.F8])/[.E8]" office:value-type="float" office:value="0.088820971983064" calcext:value-type="float">
            <text:p>0.088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4-01" calcext:value-type="date">
            <text:p>2017-04-01</text:p>
          </table:table-cell>
          <table:table-cell table:style-name="ce2" table:formula="of:=TEXT([.A9];&quot;mmm&quot;)&amp;&quot;-&quot;&amp;YEAR([.A9])" office:value-type="string" office:string-value="Apr-2017" calcext:value-type="string">
            <text:p>Apr-2017</text:p>
          </table:table-cell>
          <table:table-cell table:style-name="ce4" office:value-type="float" office:value="201704" calcext:value-type="float">
            <text:p>201704</text:p>
          </table:table-cell>
          <table:table-cell table:style-name="ce4" office:value-type="float" office:value="3402" calcext:value-type="float">
            <text:p>3402</text:p>
          </table:table-cell>
          <table:table-cell table:style-name="ce5" office:value-type="float" office:value="3402" calcext:value-type="float">
            <text:p>3,402.00</text:p>
          </table:table-cell>
          <table:table-cell table:style-name="ce5" office:value-type="float" office:value="3622.74951171875" calcext:value-type="float">
            <text:p>3,622.75</text:p>
          </table:table-cell>
          <table:table-cell table:style-name="ce6" table:formula="of:=ABS([.E9]-[.F9])/[.E9]" office:value-type="float" office:value="0.0648881574717078" calcext:value-type="float">
            <text:p>0.064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5-01" calcext:value-type="date">
            <text:p>2017-05-01</text:p>
          </table:table-cell>
          <table:table-cell table:style-name="ce2" table:formula="of:=TEXT([.A10];&quot;mmm&quot;)&amp;&quot;-&quot;&amp;YEAR([.A10])" office:value-type="string" office:string-value="May-2017" calcext:value-type="string">
            <text:p>May-2017</text:p>
          </table:table-cell>
          <table:table-cell table:style-name="ce4" office:value-type="float" office:value="201705" calcext:value-type="float">
            <text:p>201705</text:p>
          </table:table-cell>
          <table:table-cell table:style-name="ce4" office:value-type="float" office:value="3375" calcext:value-type="float">
            <text:p>3375</text:p>
          </table:table-cell>
          <table:table-cell table:style-name="ce5" office:value-type="float" office:value="3374.99975585937" calcext:value-type="float">
            <text:p>3,375.00</text:p>
          </table:table-cell>
          <table:table-cell table:style-name="ce5" office:value-type="float" office:value="3609.73803710937" calcext:value-type="float">
            <text:p>3,609.74</text:p>
          </table:table-cell>
          <table:table-cell table:style-name="ce6" table:formula="of:=ABS([.E10]-[.F10])/[.E10]" office:value-type="float" office:value="0.0695520883645897" calcext:value-type="float">
            <text:p>0.069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6-01" calcext:value-type="date">
            <text:p>2017-06-01</text:p>
          </table:table-cell>
          <table:table-cell table:style-name="ce2" table:formula="of:=TEXT([.A11];&quot;mmm&quot;)&amp;&quot;-&quot;&amp;YEAR([.A11])" office:value-type="string" office:string-value="Jun-2017" calcext:value-type="string">
            <text:p>Jun-2017</text:p>
          </table:table-cell>
          <table:table-cell table:style-name="ce4" office:value-type="float" office:value="201706" calcext:value-type="float">
            <text:p>201706</text:p>
          </table:table-cell>
          <table:table-cell table:style-name="ce4" office:value-type="float" office:value="3221" calcext:value-type="float">
            <text:p>3221</text:p>
          </table:table-cell>
          <table:table-cell table:style-name="ce5" office:value-type="float" office:value="3221" calcext:value-type="float">
            <text:p>3,221.00</text:p>
          </table:table-cell>
          <table:table-cell table:style-name="ce5" office:value-type="float" office:value="3849.70092773437" calcext:value-type="float">
            <text:p>3,849.70</text:p>
          </table:table-cell>
          <table:table-cell table:style-name="ce6" table:formula="of:=ABS([.E11]-[.F11])/[.E11]" office:value-type="float" office:value="0.195188117893317" calcext:value-type="float">
            <text:p>0.195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7-01" calcext:value-type="date">
            <text:p>2017-07-01</text:p>
          </table:table-cell>
          <table:table-cell table:style-name="ce2" table:formula="of:=TEXT([.A12];&quot;mmm&quot;)&amp;&quot;-&quot;&amp;YEAR([.A12])" office:value-type="string" office:string-value="Jul-2017" calcext:value-type="string">
            <text:p>Jul-2017</text:p>
          </table:table-cell>
          <table:table-cell table:style-name="ce4" office:value-type="float" office:value="201707" calcext:value-type="float">
            <text:p>201707</text:p>
          </table:table-cell>
          <table:table-cell table:style-name="ce4" office:value-type="float" office:value="3665" calcext:value-type="float">
            <text:p>3665</text:p>
          </table:table-cell>
          <table:table-cell table:style-name="ce5" office:value-type="float" office:value="3665" calcext:value-type="float">
            <text:p>3,665.00</text:p>
          </table:table-cell>
          <table:table-cell table:style-name="ce5" office:value-type="float" office:value="3496.78173828125" calcext:value-type="float">
            <text:p>3,496.78</text:p>
          </table:table-cell>
          <table:table-cell table:style-name="ce6" table:formula="of:=ABS([.E12]-[.F12])/[.E12]" office:value-type="float" office:value="0.0458985707281719" calcext:value-type="float">
            <text:p>0.0459</text:p>
          </table:table-cell>
          <table:table-cell table:number-columns-repeated="1009"/>
        </table:table-row>
        <table:table-row table:style-name="ro1" table:number-rows-repeated="1048563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Train_API_42371381340000" table:style-name="ta1">
        <table:shapes>
          <draw:frame draw:z-index="0" draw:style-name="gr1" draw:text-style-name="P1" svg:width="192.63mm" svg:height="86.86mm" svg:x="182.09mm" svg:y="0.53mm">
            <loext:p draw:notify-on-update-of-ranges="Train_API_42371381340000.B2:Train_API_42371381340000.B89 Train_API_42371381340000.E1:Train_API_42371381340000.E1 Train_API_42371381340000.E2:Train_API_42371381340000.E89 Train_API_42371381340000.F1:Train_API_42371381340000.F1 Train_API_42371381340000.F2:Train_API_42371381340000.F8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number-columns-repeated="3" table:default-cell-style-name="ce3"/>
        <table:table-column table:style-name="co7" table:default-cell-style-name="ce3"/>
        <table:table-column table:style-name="co8" table:number-columns-repeated="2" table:default-cell-style-name="ce7"/>
        <table:table-column table:style-name="co8" table:default-cell-style-name="ce3"/>
        <table:table-column table:style-name="co5" table:number-columns-repeated="1009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onth-Year</text:p>
          </table:table-cell>
          <table:table-cell table:style-name="ce1" office:value-type="string" calcext:value-type="string">
            <text:p>YearMonth</text:p>
          </table:table-cell>
          <table:table-cell table:style-name="ce1" office:value-type="string" calcext:value-type="string">
            <text:p>Gas</text:p>
          </table:table-cell>
          <table:table-cell table:style-name="ce8" office:value-type="string" calcext:value-type="string">
            <text:p>Gas_Actual</text:p>
          </table:table-cell>
          <table:table-cell table:style-name="ce8" office:value-type="string" calcext:value-type="string">
            <text:p>Gas_Predicted</text:p>
          </table:table-cell>
          <table:table-cell table:style-name="ce1" office:value-type="string" calcext:value-type="string">
            <text:p>MAPE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09-05-01" calcext:value-type="date">
            <text:p>2009-05-01</text:p>
          </table:table-cell>
          <table:table-cell table:style-name="ce2" table:formula="of:=TEXT([.A2];&quot;mmm&quot;)&amp;&quot;-&quot;&amp;YEAR([.A2])" office:value-type="string" office:string-value="May-2009" calcext:value-type="string">
            <text:p>May-2009</text:p>
          </table:table-cell>
          <table:table-cell table:style-name="ce4" office:value-type="float" office:value="200905" calcext:value-type="float">
            <text:p>200905</text:p>
          </table:table-cell>
          <table:table-cell table:style-name="ce4" office:value-type="float" office:value="155376" calcext:value-type="float">
            <text:p>155376</text:p>
          </table:table-cell>
          <table:table-cell table:style-name="ce9" office:value-type="float" office:value="155376" calcext:value-type="float">
            <text:p>1,55,376.00</text:p>
          </table:table-cell>
          <table:table-cell table:style-name="ce9" office:value-type="float" office:value="137686.96875" calcext:value-type="float">
            <text:p>1,37,686.97</text:p>
          </table:table-cell>
          <table:table-cell table:style-name="ce10" table:formula="of:=ABS([.E2]-[.F2])/[.E2]" office:value-type="float" office:value="0.113846612411183" calcext:value-type="float">
            <text:p>0.11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09-06-01" calcext:value-type="date">
            <text:p>2009-06-01</text:p>
          </table:table-cell>
          <table:table-cell table:style-name="ce2" table:formula="of:=TEXT([.A3];&quot;mmm&quot;)&amp;&quot;-&quot;&amp;YEAR([.A3])" office:value-type="string" office:string-value="Jun-2009" calcext:value-type="string">
            <text:p>Jun-2009</text:p>
          </table:table-cell>
          <table:table-cell table:style-name="ce4" office:value-type="float" office:value="200906" calcext:value-type="float">
            <text:p>200906</text:p>
          </table:table-cell>
          <table:table-cell table:style-name="ce4" office:value-type="float" office:value="132274" calcext:value-type="float">
            <text:p>132274</text:p>
          </table:table-cell>
          <table:table-cell table:style-name="ce9" office:value-type="float" office:value="132274" calcext:value-type="float">
            <text:p>1,32,274.00</text:p>
          </table:table-cell>
          <table:table-cell table:style-name="ce9" office:value-type="float" office:value="161368.78125" calcext:value-type="float">
            <text:p>1,61,368.78</text:p>
          </table:table-cell>
          <table:table-cell table:style-name="ce10" table:formula="of:=ABS([.E3]-[.F3])/[.E3]" office:value-type="float" office:value="0.219958429094153" calcext:value-type="float">
            <text:p>0.22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09-07-01" calcext:value-type="date">
            <text:p>2009-07-01</text:p>
          </table:table-cell>
          <table:table-cell table:style-name="ce2" table:formula="of:=TEXT([.A4];&quot;mmm&quot;)&amp;&quot;-&quot;&amp;YEAR([.A4])" office:value-type="string" office:string-value="Jul-2009" calcext:value-type="string">
            <text:p>Jul-2009</text:p>
          </table:table-cell>
          <table:table-cell table:style-name="ce4" office:value-type="float" office:value="200907" calcext:value-type="float">
            <text:p>200907</text:p>
          </table:table-cell>
          <table:table-cell table:style-name="ce4" office:value-type="float" office:value="122284" calcext:value-type="float">
            <text:p>122284</text:p>
          </table:table-cell>
          <table:table-cell table:style-name="ce9" office:value-type="float" office:value="122284" calcext:value-type="float">
            <text:p>1,22,284.00</text:p>
          </table:table-cell>
          <table:table-cell table:style-name="ce9" office:value-type="float" office:value="161256.171875" calcext:value-type="float">
            <text:p>1,61,256.17</text:p>
          </table:table-cell>
          <table:table-cell table:style-name="ce10" table:formula="of:=ABS([.E4]-[.F4])/[.E4]" office:value-type="float" office:value="0.318702134989042" calcext:value-type="float">
            <text:p>0.31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09-08-01" calcext:value-type="date">
            <text:p>2009-08-01</text:p>
          </table:table-cell>
          <table:table-cell table:style-name="ce2" table:formula="of:=TEXT([.A5];&quot;mmm&quot;)&amp;&quot;-&quot;&amp;YEAR([.A5])" office:value-type="string" office:string-value="Aug-2009" calcext:value-type="string">
            <text:p>Aug-2009</text:p>
          </table:table-cell>
          <table:table-cell table:style-name="ce4" office:value-type="float" office:value="200908" calcext:value-type="float">
            <text:p>200908</text:p>
          </table:table-cell>
          <table:table-cell table:style-name="ce4" office:value-type="float" office:value="165174" calcext:value-type="float">
            <text:p>165174</text:p>
          </table:table-cell>
          <table:table-cell table:style-name="ce9" office:value-type="float" office:value="165174" calcext:value-type="float">
            <text:p>1,65,174.00</text:p>
          </table:table-cell>
          <table:table-cell table:style-name="ce9" office:value-type="float" office:value="154019.40625" calcext:value-type="float">
            <text:p>1,54,019.41</text:p>
          </table:table-cell>
          <table:table-cell table:style-name="ce10" table:formula="of:=ABS([.E5]-[.F5])/[.E5]" office:value-type="float" office:value="0.0675323825178297" calcext:value-type="float">
            <text:p>0.06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09-09-01" calcext:value-type="date">
            <text:p>2009-09-01</text:p>
          </table:table-cell>
          <table:table-cell table:style-name="ce2" table:formula="of:=TEXT([.A6];&quot;mmm&quot;)&amp;&quot;-&quot;&amp;YEAR([.A6])" office:value-type="string" office:string-value="Sep-2009" calcext:value-type="string">
            <text:p>Sep-2009</text:p>
          </table:table-cell>
          <table:table-cell table:style-name="ce4" office:value-type="float" office:value="200909" calcext:value-type="float">
            <text:p>200909</text:p>
          </table:table-cell>
          <table:table-cell table:style-name="ce4" office:value-type="float" office:value="180333" calcext:value-type="float">
            <text:p>180333</text:p>
          </table:table-cell>
          <table:table-cell table:style-name="ce9" office:value-type="float" office:value="180333" calcext:value-type="float">
            <text:p>1,80,333.00</text:p>
          </table:table-cell>
          <table:table-cell table:style-name="ce9" office:value-type="float" office:value="146153.875" calcext:value-type="float">
            <text:p>1,46,153.88</text:p>
          </table:table-cell>
          <table:table-cell table:style-name="ce10" table:formula="of:=ABS([.E6]-[.F6])/[.E6]" office:value-type="float" office:value="0.18953339100442" calcext:value-type="float">
            <text:p>0.19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09-10-01" calcext:value-type="date">
            <text:p>2009-10-01</text:p>
          </table:table-cell>
          <table:table-cell table:style-name="ce2" table:formula="of:=TEXT([.A7];&quot;mmm&quot;)&amp;&quot;-&quot;&amp;YEAR([.A7])" office:value-type="string" office:string-value="Oct-2009" calcext:value-type="string">
            <text:p>Oct-2009</text:p>
          </table:table-cell>
          <table:table-cell table:style-name="ce4" office:value-type="float" office:value="200910" calcext:value-type="float">
            <text:p>200910</text:p>
          </table:table-cell>
          <table:table-cell table:style-name="ce4" office:value-type="float" office:value="179582" calcext:value-type="float">
            <text:p>179582</text:p>
          </table:table-cell>
          <table:table-cell table:style-name="ce9" office:value-type="float" office:value="179582" calcext:value-type="float">
            <text:p>1,79,582.00</text:p>
          </table:table-cell>
          <table:table-cell table:style-name="ce9" office:value-type="float" office:value="140527.859375" calcext:value-type="float">
            <text:p>1,40,527.86</text:p>
          </table:table-cell>
          <table:table-cell table:style-name="ce10" table:formula="of:=ABS([.E7]-[.F7])/[.E7]" office:value-type="float" office:value="0.217472467312982" calcext:value-type="float">
            <text:p>0.21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09-11-01" calcext:value-type="date">
            <text:p>2009-11-01</text:p>
          </table:table-cell>
          <table:table-cell table:style-name="ce2" table:formula="of:=TEXT([.A8];&quot;mmm&quot;)&amp;&quot;-&quot;&amp;YEAR([.A8])" office:value-type="string" office:string-value="Nov-2009" calcext:value-type="string">
            <text:p>Nov-2009</text:p>
          </table:table-cell>
          <table:table-cell table:style-name="ce4" office:value-type="float" office:value="200911" calcext:value-type="float">
            <text:p>200911</text:p>
          </table:table-cell>
          <table:table-cell table:style-name="ce4" office:value-type="float" office:value="172514" calcext:value-type="float">
            <text:p>172514</text:p>
          </table:table-cell>
          <table:table-cell table:style-name="ce9" office:value-type="float" office:value="172514" calcext:value-type="float">
            <text:p>1,72,514.00</text:p>
          </table:table-cell>
          <table:table-cell table:style-name="ce9" office:value-type="float" office:value="136577.6875" calcext:value-type="float">
            <text:p>1,36,577.69</text:p>
          </table:table-cell>
          <table:table-cell table:style-name="ce10" table:formula="of:=ABS([.E8]-[.F8])/[.E8]" office:value-type="float" office:value="0.208309542993612" calcext:value-type="float">
            <text:p>0.2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09-12-01" calcext:value-type="date">
            <text:p>2009-12-01</text:p>
          </table:table-cell>
          <table:table-cell table:style-name="ce2" table:formula="of:=TEXT([.A9];&quot;mmm&quot;)&amp;&quot;-&quot;&amp;YEAR([.A9])" office:value-type="string" office:string-value="Dec-2009" calcext:value-type="string">
            <text:p>Dec-2009</text:p>
          </table:table-cell>
          <table:table-cell table:style-name="ce4" office:value-type="float" office:value="200912" calcext:value-type="float">
            <text:p>200912</text:p>
          </table:table-cell>
          <table:table-cell table:style-name="ce4" office:value-type="float" office:value="161323" calcext:value-type="float">
            <text:p>161323</text:p>
          </table:table-cell>
          <table:table-cell table:style-name="ce9" office:value-type="float" office:value="161323" calcext:value-type="float">
            <text:p>1,61,323.00</text:p>
          </table:table-cell>
          <table:table-cell table:style-name="ce9" office:value-type="float" office:value="130333.0078125" calcext:value-type="float">
            <text:p>1,30,333.01</text:p>
          </table:table-cell>
          <table:table-cell table:style-name="ce10" table:formula="of:=ABS([.E9]-[.F9])/[.E9]" office:value-type="float" office:value="0.192099032298556" calcext:value-type="float">
            <text:p>0.19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01-01" calcext:value-type="date">
            <text:p>2010-01-01</text:p>
          </table:table-cell>
          <table:table-cell table:style-name="ce2" table:formula="of:=TEXT([.A10];&quot;mmm&quot;)&amp;&quot;-&quot;&amp;YEAR([.A10])" office:value-type="string" office:string-value="Jan-2010" calcext:value-type="string">
            <text:p>Jan-2010</text:p>
          </table:table-cell>
          <table:table-cell table:style-name="ce4" office:value-type="float" office:value="201001" calcext:value-type="float">
            <text:p>201001</text:p>
          </table:table-cell>
          <table:table-cell table:style-name="ce4" office:value-type="float" office:value="147328" calcext:value-type="float">
            <text:p>147328</text:p>
          </table:table-cell>
          <table:table-cell table:style-name="ce9" office:value-type="float" office:value="147328" calcext:value-type="float">
            <text:p>1,47,328.00</text:p>
          </table:table-cell>
          <table:table-cell table:style-name="ce9" office:value-type="float" office:value="124468.625" calcext:value-type="float">
            <text:p>1,24,468.63</text:p>
          </table:table-cell>
          <table:table-cell table:style-name="ce10" table:formula="of:=ABS([.E10]-[.F10])/[.E10]" office:value-type="float" office:value="0.155159745601651" calcext:value-type="float">
            <text:p>0.15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02-01" calcext:value-type="date">
            <text:p>2010-02-01</text:p>
          </table:table-cell>
          <table:table-cell table:style-name="ce2" table:formula="of:=TEXT([.A11];&quot;mmm&quot;)&amp;&quot;-&quot;&amp;YEAR([.A11])" office:value-type="string" office:string-value="Feb-2010" calcext:value-type="string">
            <text:p>Feb-2010</text:p>
          </table:table-cell>
          <table:table-cell table:style-name="ce4" office:value-type="float" office:value="201002" calcext:value-type="float">
            <text:p>201002</text:p>
          </table:table-cell>
          <table:table-cell table:style-name="ce4" office:value-type="float" office:value="130305" calcext:value-type="float">
            <text:p>130305</text:p>
          </table:table-cell>
          <table:table-cell table:style-name="ce9" office:value-type="float" office:value="130305" calcext:value-type="float">
            <text:p>1,30,305.00</text:p>
          </table:table-cell>
          <table:table-cell table:style-name="ce9" office:value-type="float" office:value="122541.625" calcext:value-type="float">
            <text:p>1,22,541.63</text:p>
          </table:table-cell>
          <table:table-cell table:style-name="ce10" table:formula="of:=ABS([.E11]-[.F11])/[.E11]" office:value-type="float" office:value="0.0595784889298185" calcext:value-type="float">
            <text:p>0.06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03-01" calcext:value-type="date">
            <text:p>2010-03-01</text:p>
          </table:table-cell>
          <table:table-cell table:style-name="ce2" table:formula="of:=TEXT([.A12];&quot;mmm&quot;)&amp;&quot;-&quot;&amp;YEAR([.A12])" office:value-type="string" office:string-value="Mar-2010" calcext:value-type="string">
            <text:p>Mar-2010</text:p>
          </table:table-cell>
          <table:table-cell table:style-name="ce4" office:value-type="float" office:value="201003" calcext:value-type="float">
            <text:p>201003</text:p>
          </table:table-cell>
          <table:table-cell table:style-name="ce4" office:value-type="float" office:value="126146" calcext:value-type="float">
            <text:p>126146</text:p>
          </table:table-cell>
          <table:table-cell table:style-name="ce9" office:value-type="float" office:value="126146" calcext:value-type="float">
            <text:p>1,26,146.00</text:p>
          </table:table-cell>
          <table:table-cell table:style-name="ce9" office:value-type="float" office:value="120168.7890625" calcext:value-type="float">
            <text:p>1,20,168.79</text:p>
          </table:table-cell>
          <table:table-cell table:style-name="ce10" table:formula="of:=ABS([.E12]-[.F12])/[.E12]" office:value-type="float" office:value="0.0473832776108636" calcext:value-type="float">
            <text:p>0.04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04-01" calcext:value-type="date">
            <text:p>2010-04-01</text:p>
          </table:table-cell>
          <table:table-cell table:style-name="ce2" table:formula="of:=TEXT([.A13];&quot;mmm&quot;)&amp;&quot;-&quot;&amp;YEAR([.A13])" office:value-type="string" office:string-value="Apr-2010" calcext:value-type="string">
            <text:p>Apr-2010</text:p>
          </table:table-cell>
          <table:table-cell table:style-name="ce4" office:value-type="float" office:value="201004" calcext:value-type="float">
            <text:p>201004</text:p>
          </table:table-cell>
          <table:table-cell table:style-name="ce4" office:value-type="float" office:value="121920" calcext:value-type="float">
            <text:p>121920</text:p>
          </table:table-cell>
          <table:table-cell table:style-name="ce9" office:value-type="float" office:value="121920" calcext:value-type="float">
            <text:p>1,21,920.00</text:p>
          </table:table-cell>
          <table:table-cell table:style-name="ce9" office:value-type="float" office:value="113355.9453125" calcext:value-type="float">
            <text:p>1,13,355.95</text:p>
          </table:table-cell>
          <table:table-cell table:style-name="ce10" table:formula="of:=ABS([.E13]-[.F13])/[.E13]" office:value-type="float" office:value="0.0702432307045604" calcext:value-type="float">
            <text:p>0.07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05-01" calcext:value-type="date">
            <text:p>2010-05-01</text:p>
          </table:table-cell>
          <table:table-cell table:style-name="ce2" table:formula="of:=TEXT([.A14];&quot;mmm&quot;)&amp;&quot;-&quot;&amp;YEAR([.A14])" office:value-type="string" office:string-value="May-2010" calcext:value-type="string">
            <text:p>May-2010</text:p>
          </table:table-cell>
          <table:table-cell table:style-name="ce4" office:value-type="float" office:value="201005" calcext:value-type="float">
            <text:p>201005</text:p>
          </table:table-cell>
          <table:table-cell table:style-name="ce4" office:value-type="float" office:value="129955" calcext:value-type="float">
            <text:p>129955</text:p>
          </table:table-cell>
          <table:table-cell table:style-name="ce9" office:value-type="float" office:value="129954.9921875" calcext:value-type="float">
            <text:p>1,29,954.99</text:p>
          </table:table-cell>
          <table:table-cell table:style-name="ce9" office:value-type="float" office:value="107995.5546875" calcext:value-type="float">
            <text:p>1,07,995.55</text:p>
          </table:table-cell>
          <table:table-cell table:style-name="ce10" table:formula="of:=ABS([.E14]-[.F14])/[.E14]" office:value-type="float" office:value="0.168977252280672" calcext:value-type="float">
            <text:p>0.16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06-01" calcext:value-type="date">
            <text:p>2010-06-01</text:p>
          </table:table-cell>
          <table:table-cell table:style-name="ce2" table:formula="of:=TEXT([.A15];&quot;mmm&quot;)&amp;&quot;-&quot;&amp;YEAR([.A15])" office:value-type="string" office:string-value="Jun-2010" calcext:value-type="string">
            <text:p>Jun-2010</text:p>
          </table:table-cell>
          <table:table-cell table:style-name="ce4" office:value-type="float" office:value="201006" calcext:value-type="float">
            <text:p>201006</text:p>
          </table:table-cell>
          <table:table-cell table:style-name="ce4" office:value-type="float" office:value="114469" calcext:value-type="float">
            <text:p>114469</text:p>
          </table:table-cell>
          <table:table-cell table:style-name="ce9" office:value-type="float" office:value="114468.9921875" calcext:value-type="float">
            <text:p>1,14,468.99</text:p>
          </table:table-cell>
          <table:table-cell table:style-name="ce9" office:value-type="float" office:value="102554.8984375" calcext:value-type="float">
            <text:p>1,02,554.90</text:p>
          </table:table-cell>
          <table:table-cell table:style-name="ce10" table:formula="of:=ABS([.E15]-[.F15])/[.E15]" office:value-type="float" office:value="0.10408140687117" calcext:value-type="float">
            <text:p>0.1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07-01" calcext:value-type="date">
            <text:p>2010-07-01</text:p>
          </table:table-cell>
          <table:table-cell table:style-name="ce2" table:formula="of:=TEXT([.A16];&quot;mmm&quot;)&amp;&quot;-&quot;&amp;YEAR([.A16])" office:value-type="string" office:string-value="Jul-2010" calcext:value-type="string">
            <text:p>Jul-2010</text:p>
          </table:table-cell>
          <table:table-cell table:style-name="ce4" office:value-type="float" office:value="201007" calcext:value-type="float">
            <text:p>201007</text:p>
          </table:table-cell>
          <table:table-cell table:style-name="ce4" office:value-type="float" office:value="106226" calcext:value-type="float">
            <text:p>106226</text:p>
          </table:table-cell>
          <table:table-cell table:style-name="ce9" office:value-type="float" office:value="106225.9921875" calcext:value-type="float">
            <text:p>1,06,225.99</text:p>
          </table:table-cell>
          <table:table-cell table:style-name="ce9" office:value-type="float" office:value="97310.9140625" calcext:value-type="float">
            <text:p>97,310.91</text:p>
          </table:table-cell>
          <table:table-cell table:style-name="ce10" table:formula="of:=ABS([.E16]-[.F16])/[.E16]" office:value-type="float" office:value="0.0839255811257941" calcext:value-type="float">
            <text:p>0.08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08-01" calcext:value-type="date">
            <text:p>2010-08-01</text:p>
          </table:table-cell>
          <table:table-cell table:style-name="ce2" table:formula="of:=TEXT([.A17];&quot;mmm&quot;)&amp;&quot;-&quot;&amp;YEAR([.A17])" office:value-type="string" office:string-value="Aug-2010" calcext:value-type="string">
            <text:p>Aug-2010</text:p>
          </table:table-cell>
          <table:table-cell table:style-name="ce4" office:value-type="float" office:value="201008" calcext:value-type="float">
            <text:p>201008</text:p>
          </table:table-cell>
          <table:table-cell table:style-name="ce4" office:value-type="float" office:value="98795" calcext:value-type="float">
            <text:p>98795</text:p>
          </table:table-cell>
          <table:table-cell table:style-name="ce9" office:value-type="float" office:value="98795" calcext:value-type="float">
            <text:p>98,795.00</text:p>
          </table:table-cell>
          <table:table-cell table:style-name="ce9" office:value-type="float" office:value="91691.359375" calcext:value-type="float">
            <text:p>91,691.36</text:p>
          </table:table-cell>
          <table:table-cell table:style-name="ce10" table:formula="of:=ABS([.E17]-[.F17])/[.E17]" office:value-type="float" office:value="0.0719028354167721" calcext:value-type="float">
            <text:p>0.07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09-01" calcext:value-type="date">
            <text:p>2010-09-01</text:p>
          </table:table-cell>
          <table:table-cell table:style-name="ce2" table:formula="of:=TEXT([.A18];&quot;mmm&quot;)&amp;&quot;-&quot;&amp;YEAR([.A18])" office:value-type="string" office:string-value="Sep-2010" calcext:value-type="string">
            <text:p>Sep-2010</text:p>
          </table:table-cell>
          <table:table-cell table:style-name="ce4" office:value-type="float" office:value="201009" calcext:value-type="float">
            <text:p>201009</text:p>
          </table:table-cell>
          <table:table-cell table:style-name="ce4" office:value-type="float" office:value="89290" calcext:value-type="float">
            <text:p>89290</text:p>
          </table:table-cell>
          <table:table-cell table:style-name="ce9" office:value-type="float" office:value="89290" calcext:value-type="float">
            <text:p>89,290.00</text:p>
          </table:table-cell>
          <table:table-cell table:style-name="ce9" office:value-type="float" office:value="85879.53125" calcext:value-type="float">
            <text:p>85,879.53</text:p>
          </table:table-cell>
          <table:table-cell table:style-name="ce10" table:formula="of:=ABS([.E18]-[.F18])/[.E18]" office:value-type="float" office:value="0.0381954166200022" calcext:value-type="float">
            <text:p>0.03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10-01" calcext:value-type="date">
            <text:p>2010-10-01</text:p>
          </table:table-cell>
          <table:table-cell table:style-name="ce2" table:formula="of:=TEXT([.A19];&quot;mmm&quot;)&amp;&quot;-&quot;&amp;YEAR([.A19])" office:value-type="string" office:string-value="Oct-2010" calcext:value-type="string">
            <text:p>Oct-2010</text:p>
          </table:table-cell>
          <table:table-cell table:style-name="ce4" office:value-type="float" office:value="201010" calcext:value-type="float">
            <text:p>201010</text:p>
          </table:table-cell>
          <table:table-cell table:style-name="ce4" office:value-type="float" office:value="80959" calcext:value-type="float">
            <text:p>80959</text:p>
          </table:table-cell>
          <table:table-cell table:style-name="ce9" office:value-type="float" office:value="80959" calcext:value-type="float">
            <text:p>80,959.00</text:p>
          </table:table-cell>
          <table:table-cell table:style-name="ce9" office:value-type="float" office:value="80990.140625" calcext:value-type="float">
            <text:p>80,990.14</text:p>
          </table:table-cell>
          <table:table-cell table:style-name="ce10" table:formula="of:=ABS([.E19]-[.F19])/[.E19]" office:value-type="float" office:value="0.000384646858286293" calcext:value-type="float">
            <text:p>0.0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11-01" calcext:value-type="date">
            <text:p>2010-11-01</text:p>
          </table:table-cell>
          <table:table-cell table:style-name="ce2" table:formula="of:=TEXT([.A20];&quot;mmm&quot;)&amp;&quot;-&quot;&amp;YEAR([.A20])" office:value-type="string" office:string-value="Nov-2010" calcext:value-type="string">
            <text:p>Nov-2010</text:p>
          </table:table-cell>
          <table:table-cell table:style-name="ce4" office:value-type="float" office:value="201011" calcext:value-type="float">
            <text:p>201011</text:p>
          </table:table-cell>
          <table:table-cell table:style-name="ce4" office:value-type="float" office:value="70099" calcext:value-type="float">
            <text:p>70099</text:p>
          </table:table-cell>
          <table:table-cell table:style-name="ce9" office:value-type="float" office:value="70099" calcext:value-type="float">
            <text:p>70,099.00</text:p>
          </table:table-cell>
          <table:table-cell table:style-name="ce9" office:value-type="float" office:value="76957.4453125" calcext:value-type="float">
            <text:p>76,957.45</text:p>
          </table:table-cell>
          <table:table-cell table:style-name="ce10" table:formula="of:=ABS([.E20]-[.F20])/[.E20]" office:value-type="float" office:value="0.0978394172884064" calcext:value-type="float">
            <text:p>0.09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12-01" calcext:value-type="date">
            <text:p>2010-12-01</text:p>
          </table:table-cell>
          <table:table-cell table:style-name="ce2" table:formula="of:=TEXT([.A21];&quot;mmm&quot;)&amp;&quot;-&quot;&amp;YEAR([.A21])" office:value-type="string" office:string-value="Dec-2010" calcext:value-type="string">
            <text:p>Dec-2010</text:p>
          </table:table-cell>
          <table:table-cell table:style-name="ce4" office:value-type="float" office:value="201012" calcext:value-type="float">
            <text:p>201012</text:p>
          </table:table-cell>
          <table:table-cell table:style-name="ce4" office:value-type="float" office:value="72050" calcext:value-type="float">
            <text:p>72050</text:p>
          </table:table-cell>
          <table:table-cell table:style-name="ce9" office:value-type="float" office:value="72050" calcext:value-type="float">
            <text:p>72,050.00</text:p>
          </table:table-cell>
          <table:table-cell table:style-name="ce9" office:value-type="float" office:value="72609.46875" calcext:value-type="float">
            <text:p>72,609.47</text:p>
          </table:table-cell>
          <table:table-cell table:style-name="ce10" table:formula="of:=ABS([.E21]-[.F21])/[.E21]" office:value-type="float" office:value="0.00776500693962526" calcext:value-type="float">
            <text:p>0.0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1-01" calcext:value-type="date">
            <text:p>2011-01-01</text:p>
          </table:table-cell>
          <table:table-cell table:style-name="ce2" table:formula="of:=TEXT([.A22];&quot;mmm&quot;)&amp;&quot;-&quot;&amp;YEAR([.A22])" office:value-type="string" office:string-value="Jan-2011" calcext:value-type="string">
            <text:p>Jan-2011</text:p>
          </table:table-cell>
          <table:table-cell table:style-name="ce4" office:value-type="float" office:value="201101" calcext:value-type="float">
            <text:p>201101</text:p>
          </table:table-cell>
          <table:table-cell table:style-name="ce4" office:value-type="float" office:value="79285" calcext:value-type="float">
            <text:p>79285</text:p>
          </table:table-cell>
          <table:table-cell table:style-name="ce9" office:value-type="float" office:value="79285" calcext:value-type="float">
            <text:p>79,285.00</text:p>
          </table:table-cell>
          <table:table-cell table:style-name="ce9" office:value-type="float" office:value="68204.859375" calcext:value-type="float">
            <text:p>68,204.86</text:p>
          </table:table-cell>
          <table:table-cell table:style-name="ce10" table:formula="of:=ABS([.E22]-[.F22])/[.E22]" office:value-type="float" office:value="0.139750780412436" calcext:value-type="float">
            <text:p>0.14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2-01" calcext:value-type="date">
            <text:p>2011-02-01</text:p>
          </table:table-cell>
          <table:table-cell table:style-name="ce2" table:formula="of:=TEXT([.A23];&quot;mmm&quot;)&amp;&quot;-&quot;&amp;YEAR([.A23])" office:value-type="string" office:string-value="Feb-2011" calcext:value-type="string">
            <text:p>Feb-2011</text:p>
          </table:table-cell>
          <table:table-cell table:style-name="ce4" office:value-type="float" office:value="201102" calcext:value-type="float">
            <text:p>201102</text:p>
          </table:table-cell>
          <table:table-cell table:style-name="ce4" office:value-type="float" office:value="73495" calcext:value-type="float">
            <text:p>73495</text:p>
          </table:table-cell>
          <table:table-cell table:style-name="ce9" office:value-type="float" office:value="73495" calcext:value-type="float">
            <text:p>73,495.00</text:p>
          </table:table-cell>
          <table:table-cell table:style-name="ce9" office:value-type="float" office:value="64097.5859375" calcext:value-type="float">
            <text:p>64,097.59</text:p>
          </table:table-cell>
          <table:table-cell table:style-name="ce10" table:formula="of:=ABS([.E23]-[.F23])/[.E23]" office:value-type="float" office:value="0.127864671916457" calcext:value-type="float">
            <text:p>0.12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3-01" calcext:value-type="date">
            <text:p>2011-03-01</text:p>
          </table:table-cell>
          <table:table-cell table:style-name="ce2" table:formula="of:=TEXT([.A24];&quot;mmm&quot;)&amp;&quot;-&quot;&amp;YEAR([.A24])" office:value-type="string" office:string-value="Mar-2011" calcext:value-type="string">
            <text:p>Mar-2011</text:p>
          </table:table-cell>
          <table:table-cell table:style-name="ce4" office:value-type="float" office:value="201103" calcext:value-type="float">
            <text:p>201103</text:p>
          </table:table-cell>
          <table:table-cell table:style-name="ce4" office:value-type="float" office:value="75181" calcext:value-type="float">
            <text:p>75181</text:p>
          </table:table-cell>
          <table:table-cell table:style-name="ce9" office:value-type="float" office:value="75181" calcext:value-type="float">
            <text:p>75,181.00</text:p>
          </table:table-cell>
          <table:table-cell table:style-name="ce9" office:value-type="float" office:value="60484.44140625" calcext:value-type="float">
            <text:p>60,484.44</text:p>
          </table:table-cell>
          <table:table-cell table:style-name="ce10" table:formula="of:=ABS([.E24]-[.F24])/[.E24]" office:value-type="float" office:value="0.195482350510767" calcext:value-type="float">
            <text:p>0.19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4-01" calcext:value-type="date">
            <text:p>2011-04-01</text:p>
          </table:table-cell>
          <table:table-cell table:style-name="ce2" table:formula="of:=TEXT([.A25];&quot;mmm&quot;)&amp;&quot;-&quot;&amp;YEAR([.A25])" office:value-type="string" office:string-value="Apr-2011" calcext:value-type="string">
            <text:p>Apr-2011</text:p>
          </table:table-cell>
          <table:table-cell table:style-name="ce4" office:value-type="float" office:value="201104" calcext:value-type="float">
            <text:p>201104</text:p>
          </table:table-cell>
          <table:table-cell table:style-name="ce4" office:value-type="float" office:value="65414" calcext:value-type="float">
            <text:p>65414</text:p>
          </table:table-cell>
          <table:table-cell table:style-name="ce9" office:value-type="float" office:value="65414" calcext:value-type="float">
            <text:p>65,414.00</text:p>
          </table:table-cell>
          <table:table-cell table:style-name="ce9" office:value-type="float" office:value="57199.59375" calcext:value-type="float">
            <text:p>57,199.59</text:p>
          </table:table-cell>
          <table:table-cell table:style-name="ce10" table:formula="of:=ABS([.E25]-[.F25])/[.E25]" office:value-type="float" office:value="0.125575660409087" calcext:value-type="float">
            <text:p>0.12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5-01" calcext:value-type="date">
            <text:p>2011-05-01</text:p>
          </table:table-cell>
          <table:table-cell table:style-name="ce2" table:formula="of:=TEXT([.A26];&quot;mmm&quot;)&amp;&quot;-&quot;&amp;YEAR([.A26])" office:value-type="string" office:string-value="May-2011" calcext:value-type="string">
            <text:p>May-2011</text:p>
          </table:table-cell>
          <table:table-cell table:style-name="ce4" office:value-type="float" office:value="201105" calcext:value-type="float">
            <text:p>201105</text:p>
          </table:table-cell>
          <table:table-cell table:style-name="ce4" office:value-type="float" office:value="61363" calcext:value-type="float">
            <text:p>61363</text:p>
          </table:table-cell>
          <table:table-cell table:style-name="ce9" office:value-type="float" office:value="61363" calcext:value-type="float">
            <text:p>61,363.00</text:p>
          </table:table-cell>
          <table:table-cell table:style-name="ce9" office:value-type="float" office:value="54199.51953125" calcext:value-type="float">
            <text:p>54,199.52</text:p>
          </table:table-cell>
          <table:table-cell table:style-name="ce10" table:formula="of:=ABS([.E26]-[.F26])/[.E26]" office:value-type="float" office:value="0.116739410862409" calcext:value-type="float">
            <text:p>0.11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6-01" calcext:value-type="date">
            <text:p>2011-06-01</text:p>
          </table:table-cell>
          <table:table-cell table:style-name="ce2" table:formula="of:=TEXT([.A27];&quot;mmm&quot;)&amp;&quot;-&quot;&amp;YEAR([.A27])" office:value-type="string" office:string-value="Jun-2011" calcext:value-type="string">
            <text:p>Jun-2011</text:p>
          </table:table-cell>
          <table:table-cell table:style-name="ce4" office:value-type="float" office:value="201106" calcext:value-type="float">
            <text:p>201106</text:p>
          </table:table-cell>
          <table:table-cell table:style-name="ce4" office:value-type="float" office:value="54814" calcext:value-type="float">
            <text:p>54814</text:p>
          </table:table-cell>
          <table:table-cell table:style-name="ce9" office:value-type="float" office:value="54814" calcext:value-type="float">
            <text:p>54,814.00</text:p>
          </table:table-cell>
          <table:table-cell table:style-name="ce9" office:value-type="float" office:value="50140.4453125" calcext:value-type="float">
            <text:p>50,140.45</text:p>
          </table:table-cell>
          <table:table-cell table:style-name="ce10" table:formula="of:=ABS([.E27]-[.F27])/[.E27]" office:value-type="float" office:value="0.0852620623836976" calcext:value-type="float">
            <text:p>0.08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7-01" calcext:value-type="date">
            <text:p>2011-07-01</text:p>
          </table:table-cell>
          <table:table-cell table:style-name="ce2" table:formula="of:=TEXT([.A28];&quot;mmm&quot;)&amp;&quot;-&quot;&amp;YEAR([.A28])" office:value-type="string" office:string-value="Jul-2011" calcext:value-type="string">
            <text:p>Jul-2011</text:p>
          </table:table-cell>
          <table:table-cell table:style-name="ce4" office:value-type="float" office:value="201107" calcext:value-type="float">
            <text:p>201107</text:p>
          </table:table-cell>
          <table:table-cell table:style-name="ce4" office:value-type="float" office:value="51818" calcext:value-type="float">
            <text:p>51818</text:p>
          </table:table-cell>
          <table:table-cell table:style-name="ce9" office:value-type="float" office:value="51818" calcext:value-type="float">
            <text:p>51,818.00</text:p>
          </table:table-cell>
          <table:table-cell table:style-name="ce9" office:value-type="float" office:value="46576.23046875" calcext:value-type="float">
            <text:p>46,576.23</text:p>
          </table:table-cell>
          <table:table-cell table:style-name="ce10" table:formula="of:=ABS([.E28]-[.F28])/[.E28]" office:value-type="float" office:value="0.101157310804161" calcext:value-type="float">
            <text:p>0.1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8-01" calcext:value-type="date">
            <text:p>2011-08-01</text:p>
          </table:table-cell>
          <table:table-cell table:style-name="ce2" table:formula="of:=TEXT([.A29];&quot;mmm&quot;)&amp;&quot;-&quot;&amp;YEAR([.A29])" office:value-type="string" office:string-value="Aug-2011" calcext:value-type="string">
            <text:p>Aug-2011</text:p>
          </table:table-cell>
          <table:table-cell table:style-name="ce4" office:value-type="float" office:value="201108" calcext:value-type="float">
            <text:p>201108</text:p>
          </table:table-cell>
          <table:table-cell table:style-name="ce4" office:value-type="float" office:value="49243" calcext:value-type="float">
            <text:p>49243</text:p>
          </table:table-cell>
          <table:table-cell table:style-name="ce9" office:value-type="float" office:value="49243" calcext:value-type="float">
            <text:p>49,243.00</text:p>
          </table:table-cell>
          <table:table-cell table:style-name="ce9" office:value-type="float" office:value="43546.12890625" calcext:value-type="float">
            <text:p>43,546.13</text:p>
          </table:table-cell>
          <table:table-cell table:style-name="ce10" table:formula="of:=ABS([.E29]-[.F29])/[.E29]" office:value-type="float" office:value="0.115688952617631" calcext:value-type="float">
            <text:p>0.11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9-01" calcext:value-type="date">
            <text:p>2011-09-01</text:p>
          </table:table-cell>
          <table:table-cell table:style-name="ce2" table:formula="of:=TEXT([.A30];&quot;mmm&quot;)&amp;&quot;-&quot;&amp;YEAR([.A30])" office:value-type="string" office:string-value="Sep-2011" calcext:value-type="string">
            <text:p>Sep-2011</text:p>
          </table:table-cell>
          <table:table-cell table:style-name="ce4" office:value-type="float" office:value="201109" calcext:value-type="float">
            <text:p>201109</text:p>
          </table:table-cell>
          <table:table-cell table:style-name="ce4" office:value-type="float" office:value="43706" calcext:value-type="float">
            <text:p>43706</text:p>
          </table:table-cell>
          <table:table-cell table:style-name="ce9" office:value-type="float" office:value="43706" calcext:value-type="float">
            <text:p>43,706.00</text:p>
          </table:table-cell>
          <table:table-cell table:style-name="ce9" office:value-type="float" office:value="40786.15625" calcext:value-type="float">
            <text:p>40,786.16</text:p>
          </table:table-cell>
          <table:table-cell table:style-name="ce10" table:formula="of:=ABS([.E30]-[.F30])/[.E30]" office:value-type="float" office:value="0.0668064739395049" calcext:value-type="float">
            <text:p>0.06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10-01" calcext:value-type="date">
            <text:p>2011-10-01</text:p>
          </table:table-cell>
          <table:table-cell table:style-name="ce2" table:formula="of:=TEXT([.A31];&quot;mmm&quot;)&amp;&quot;-&quot;&amp;YEAR([.A31])" office:value-type="string" office:string-value="Oct-2011" calcext:value-type="string">
            <text:p>Oct-2011</text:p>
          </table:table-cell>
          <table:table-cell table:style-name="ce4" office:value-type="float" office:value="201110" calcext:value-type="float">
            <text:p>201110</text:p>
          </table:table-cell>
          <table:table-cell table:style-name="ce4" office:value-type="float" office:value="41179" calcext:value-type="float">
            <text:p>41179</text:p>
          </table:table-cell>
          <table:table-cell table:style-name="ce9" office:value-type="float" office:value="41179" calcext:value-type="float">
            <text:p>41,179.00</text:p>
          </table:table-cell>
          <table:table-cell table:style-name="ce9" office:value-type="float" office:value="38688.23828125" calcext:value-type="float">
            <text:p>38,688.24</text:p>
          </table:table-cell>
          <table:table-cell table:style-name="ce10" table:formula="of:=ABS([.E31]-[.F31])/[.E31]" office:value-type="float" office:value="0.0604862118737706" calcext:value-type="float">
            <text:p>0.06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11-01" calcext:value-type="date">
            <text:p>2011-11-01</text:p>
          </table:table-cell>
          <table:table-cell table:style-name="ce2" table:formula="of:=TEXT([.A32];&quot;mmm&quot;)&amp;&quot;-&quot;&amp;YEAR([.A32])" office:value-type="string" office:string-value="Nov-2011" calcext:value-type="string">
            <text:p>Nov-2011</text:p>
          </table:table-cell>
          <table:table-cell table:style-name="ce4" office:value-type="float" office:value="201111" calcext:value-type="float">
            <text:p>201111</text:p>
          </table:table-cell>
          <table:table-cell table:style-name="ce4" office:value-type="float" office:value="37257" calcext:value-type="float">
            <text:p>37257</text:p>
          </table:table-cell>
          <table:table-cell table:style-name="ce9" office:value-type="float" office:value="37257" calcext:value-type="float">
            <text:p>37,257.00</text:p>
          </table:table-cell>
          <table:table-cell table:style-name="ce9" office:value-type="float" office:value="36786.578125" calcext:value-type="float">
            <text:p>36,786.58</text:p>
          </table:table-cell>
          <table:table-cell table:style-name="ce10" table:formula="of:=ABS([.E32]-[.F32])/[.E32]" office:value-type="float" office:value="0.0126264024210216" calcext:value-type="float">
            <text:p>0.01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12-01" calcext:value-type="date">
            <text:p>2011-12-01</text:p>
          </table:table-cell>
          <table:table-cell table:style-name="ce2" table:formula="of:=TEXT([.A33];&quot;mmm&quot;)&amp;&quot;-&quot;&amp;YEAR([.A33])" office:value-type="string" office:string-value="Dec-2011" calcext:value-type="string">
            <text:p>Dec-2011</text:p>
          </table:table-cell>
          <table:table-cell table:style-name="ce4" office:value-type="float" office:value="201112" calcext:value-type="float">
            <text:p>201112</text:p>
          </table:table-cell>
          <table:table-cell table:style-name="ce4" office:value-type="float" office:value="35123" calcext:value-type="float">
            <text:p>35123</text:p>
          </table:table-cell>
          <table:table-cell table:style-name="ce9" office:value-type="float" office:value="35123" calcext:value-type="float">
            <text:p>35,123.00</text:p>
          </table:table-cell>
          <table:table-cell table:style-name="ce9" office:value-type="float" office:value="35151.53125" calcext:value-type="float">
            <text:p>35,151.53</text:p>
          </table:table-cell>
          <table:table-cell table:style-name="ce10" table:formula="of:=ABS([.E33]-[.F33])/[.E33]" office:value-type="float" office:value="0.000812323833385531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1-01" calcext:value-type="date">
            <text:p>2012-01-01</text:p>
          </table:table-cell>
          <table:table-cell table:style-name="ce2" table:formula="of:=TEXT([.A34];&quot;mmm&quot;)&amp;&quot;-&quot;&amp;YEAR([.A34])" office:value-type="string" office:string-value="Jan-2012" calcext:value-type="string">
            <text:p>Jan-2012</text:p>
          </table:table-cell>
          <table:table-cell table:style-name="ce4" office:value-type="float" office:value="201201" calcext:value-type="float">
            <text:p>201201</text:p>
          </table:table-cell>
          <table:table-cell table:style-name="ce4" office:value-type="float" office:value="31360" calcext:value-type="float">
            <text:p>31360</text:p>
          </table:table-cell>
          <table:table-cell table:style-name="ce9" office:value-type="float" office:value="31360" calcext:value-type="float">
            <text:p>31,360.00</text:p>
          </table:table-cell>
          <table:table-cell table:style-name="ce9" office:value-type="float" office:value="33131.546875" calcext:value-type="float">
            <text:p>33,131.55</text:p>
          </table:table-cell>
          <table:table-cell table:style-name="ce10" table:formula="of:=ABS([.E34]-[.F34])/[.E34]" office:value-type="float" office:value="0.0564906529017857" calcext:value-type="float">
            <text:p>0.05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2-01" calcext:value-type="date">
            <text:p>2012-02-01</text:p>
          </table:table-cell>
          <table:table-cell table:style-name="ce2" table:formula="of:=TEXT([.A35];&quot;mmm&quot;)&amp;&quot;-&quot;&amp;YEAR([.A35])" office:value-type="string" office:string-value="Feb-2012" calcext:value-type="string">
            <text:p>Feb-2012</text:p>
          </table:table-cell>
          <table:table-cell table:style-name="ce4" office:value-type="float" office:value="201202" calcext:value-type="float">
            <text:p>201202</text:p>
          </table:table-cell>
          <table:table-cell table:style-name="ce4" office:value-type="float" office:value="27305" calcext:value-type="float">
            <text:p>27305</text:p>
          </table:table-cell>
          <table:table-cell table:style-name="ce9" office:value-type="float" office:value="27305" calcext:value-type="float">
            <text:p>27,305.00</text:p>
          </table:table-cell>
          <table:table-cell table:style-name="ce9" office:value-type="float" office:value="30518.2421875" calcext:value-type="float">
            <text:p>30,518.24</text:p>
          </table:table-cell>
          <table:table-cell table:style-name="ce10" table:formula="of:=ABS([.E35]-[.F35])/[.E35]" office:value-type="float" office:value="0.117679625984252" calcext:value-type="float">
            <text:p>0.11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3-01" calcext:value-type="date">
            <text:p>2012-03-01</text:p>
          </table:table-cell>
          <table:table-cell table:style-name="ce2" table:formula="of:=TEXT([.A36];&quot;mmm&quot;)&amp;&quot;-&quot;&amp;YEAR([.A36])" office:value-type="string" office:string-value="Mar-2012" calcext:value-type="string">
            <text:p>Mar-2012</text:p>
          </table:table-cell>
          <table:table-cell table:style-name="ce4" office:value-type="float" office:value="201203" calcext:value-type="float">
            <text:p>201203</text:p>
          </table:table-cell>
          <table:table-cell table:style-name="ce4" office:value-type="float" office:value="26131" calcext:value-type="float">
            <text:p>26131</text:p>
          </table:table-cell>
          <table:table-cell table:style-name="ce9" office:value-type="float" office:value="26131.001953125" calcext:value-type="float">
            <text:p>26,131.00</text:p>
          </table:table-cell>
          <table:table-cell table:style-name="ce9" office:value-type="float" office:value="28008.978515625" calcext:value-type="float">
            <text:p>28,008.98</text:p>
          </table:table-cell>
          <table:table-cell table:style-name="ce10" table:formula="of:=ABS([.E36]-[.F36])/[.E36]" office:value-type="float" office:value="0.0718677594479079" calcext:value-type="float">
            <text:p>0.07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4-01" calcext:value-type="date">
            <text:p>2012-04-01</text:p>
          </table:table-cell>
          <table:table-cell table:style-name="ce2" table:formula="of:=TEXT([.A37];&quot;mmm&quot;)&amp;&quot;-&quot;&amp;YEAR([.A37])" office:value-type="string" office:string-value="Apr-2012" calcext:value-type="string">
            <text:p>Apr-2012</text:p>
          </table:table-cell>
          <table:table-cell table:style-name="ce4" office:value-type="float" office:value="201204" calcext:value-type="float">
            <text:p>201204</text:p>
          </table:table-cell>
          <table:table-cell table:style-name="ce4" office:value-type="float" office:value="20724" calcext:value-type="float">
            <text:p>20724</text:p>
          </table:table-cell>
          <table:table-cell table:style-name="ce9" office:value-type="float" office:value="20724" calcext:value-type="float">
            <text:p>20,724.00</text:p>
          </table:table-cell>
          <table:table-cell table:style-name="ce9" office:value-type="float" office:value="25225.974609375" calcext:value-type="float">
            <text:p>25,225.97</text:p>
          </table:table-cell>
          <table:table-cell table:style-name="ce10" table:formula="of:=ABS([.E37]-[.F37])/[.E37]" office:value-type="float" office:value="0.217234829635929" calcext:value-type="float">
            <text:p>0.21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5-01" calcext:value-type="date">
            <text:p>2012-05-01</text:p>
          </table:table-cell>
          <table:table-cell table:style-name="ce2" table:formula="of:=TEXT([.A38];&quot;mmm&quot;)&amp;&quot;-&quot;&amp;YEAR([.A38])" office:value-type="string" office:string-value="May-2012" calcext:value-type="string">
            <text:p>May-2012</text:p>
          </table:table-cell>
          <table:table-cell table:style-name="ce4" office:value-type="float" office:value="201205" calcext:value-type="float">
            <text:p>201205</text:p>
          </table:table-cell>
          <table:table-cell table:style-name="ce4" office:value-type="float" office:value="17433" calcext:value-type="float">
            <text:p>17433</text:p>
          </table:table-cell>
          <table:table-cell table:style-name="ce9" office:value-type="float" office:value="17433" calcext:value-type="float">
            <text:p>17,433.00</text:p>
          </table:table-cell>
          <table:table-cell table:style-name="ce9" office:value-type="float" office:value="22809.359375" calcext:value-type="float">
            <text:p>22,809.36</text:p>
          </table:table-cell>
          <table:table-cell table:style-name="ce10" table:formula="of:=ABS([.E38]-[.F38])/[.E38]" office:value-type="float" office:value="0.308401272012849" calcext:value-type="float">
            <text:p>0.3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6-01" calcext:value-type="date">
            <text:p>2012-06-01</text:p>
          </table:table-cell>
          <table:table-cell table:style-name="ce2" table:formula="of:=TEXT([.A39];&quot;mmm&quot;)&amp;&quot;-&quot;&amp;YEAR([.A39])" office:value-type="string" office:string-value="Jun-2012" calcext:value-type="string">
            <text:p>Jun-2012</text:p>
          </table:table-cell>
          <table:table-cell table:style-name="ce4" office:value-type="float" office:value="201206" calcext:value-type="float">
            <text:p>201206</text:p>
          </table:table-cell>
          <table:table-cell table:style-name="ce4" office:value-type="float" office:value="24032" calcext:value-type="float">
            <text:p>24032</text:p>
          </table:table-cell>
          <table:table-cell table:style-name="ce9" office:value-type="float" office:value="24032" calcext:value-type="float">
            <text:p>24,032.00</text:p>
          </table:table-cell>
          <table:table-cell table:style-name="ce9" office:value-type="float" office:value="20420.61328125" calcext:value-type="float">
            <text:p>20,420.61</text:p>
          </table:table-cell>
          <table:table-cell table:style-name="ce10" table:formula="of:=ABS([.E39]-[.F39])/[.E39]" office:value-type="float" office:value="0.150274081173019" calcext:value-type="float">
            <text:p>0.15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7-01" calcext:value-type="date">
            <text:p>2012-07-01</text:p>
          </table:table-cell>
          <table:table-cell table:style-name="ce2" table:formula="of:=TEXT([.A40];&quot;mmm&quot;)&amp;&quot;-&quot;&amp;YEAR([.A40])" office:value-type="string" office:string-value="Jul-2012" calcext:value-type="string">
            <text:p>Jul-2012</text:p>
          </table:table-cell>
          <table:table-cell table:style-name="ce4" office:value-type="float" office:value="201207" calcext:value-type="float">
            <text:p>201207</text:p>
          </table:table-cell>
          <table:table-cell table:style-name="ce4" office:value-type="float" office:value="24245" calcext:value-type="float">
            <text:p>24245</text:p>
          </table:table-cell>
          <table:table-cell table:style-name="ce9" office:value-type="float" office:value="24245" calcext:value-type="float">
            <text:p>24,245.00</text:p>
          </table:table-cell>
          <table:table-cell table:style-name="ce9" office:value-type="float" office:value="18234.943359375" calcext:value-type="float">
            <text:p>18,234.94</text:p>
          </table:table-cell>
          <table:table-cell table:style-name="ce10" table:formula="of:=ABS([.E40]-[.F40])/[.E40]" office:value-type="float" office:value="0.24788849827284" calcext:value-type="float">
            <text:p>0.24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8-01" calcext:value-type="date">
            <text:p>2012-08-01</text:p>
          </table:table-cell>
          <table:table-cell table:style-name="ce2" table:formula="of:=TEXT([.A41];&quot;mmm&quot;)&amp;&quot;-&quot;&amp;YEAR([.A41])" office:value-type="string" office:string-value="Aug-2012" calcext:value-type="string">
            <text:p>Aug-2012</text:p>
          </table:table-cell>
          <table:table-cell table:style-name="ce4" office:value-type="float" office:value="201208" calcext:value-type="float">
            <text:p>201208</text:p>
          </table:table-cell>
          <table:table-cell table:style-name="ce4" office:value-type="float" office:value="22426" calcext:value-type="float">
            <text:p>22426</text:p>
          </table:table-cell>
          <table:table-cell table:style-name="ce9" office:value-type="float" office:value="22426" calcext:value-type="float">
            <text:p>22,426.00</text:p>
          </table:table-cell>
          <table:table-cell table:style-name="ce9" office:value-type="float" office:value="16088.19921875" calcext:value-type="float">
            <text:p>16,088.20</text:p>
          </table:table-cell>
          <table:table-cell table:style-name="ce10" table:formula="of:=ABS([.E41]-[.F41])/[.E41]" office:value-type="float" office:value="0.282609505986355" calcext:value-type="float">
            <text:p>0.28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9-01" calcext:value-type="date">
            <text:p>2012-09-01</text:p>
          </table:table-cell>
          <table:table-cell table:style-name="ce2" table:formula="of:=TEXT([.A42];&quot;mmm&quot;)&amp;&quot;-&quot;&amp;YEAR([.A42])" office:value-type="string" office:string-value="Sep-2012" calcext:value-type="string">
            <text:p>Sep-2012</text:p>
          </table:table-cell>
          <table:table-cell table:style-name="ce4" office:value-type="float" office:value="201209" calcext:value-type="float">
            <text:p>201209</text:p>
          </table:table-cell>
          <table:table-cell table:style-name="ce4" office:value-type="float" office:value="20541" calcext:value-type="float">
            <text:p>20541</text:p>
          </table:table-cell>
          <table:table-cell table:style-name="ce9" office:value-type="float" office:value="20541" calcext:value-type="float">
            <text:p>20,541.00</text:p>
          </table:table-cell>
          <table:table-cell table:style-name="ce9" office:value-type="float" office:value="14164.955078125" calcext:value-type="float">
            <text:p>14,164.96</text:p>
          </table:table-cell>
          <table:table-cell table:style-name="ce10" table:formula="of:=ABS([.E42]-[.F42])/[.E42]" office:value-type="float" office:value="0.310405770014848" calcext:value-type="float">
            <text:p>0.31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10-01" calcext:value-type="date">
            <text:p>2012-10-01</text:p>
          </table:table-cell>
          <table:table-cell table:style-name="ce2" table:formula="of:=TEXT([.A43];&quot;mmm&quot;)&amp;&quot;-&quot;&amp;YEAR([.A43])" office:value-type="string" office:string-value="Oct-2012" calcext:value-type="string">
            <text:p>Oct-2012</text:p>
          </table:table-cell>
          <table:table-cell table:style-name="ce4" office:value-type="float" office:value="201210" calcext:value-type="float">
            <text:p>201210</text:p>
          </table:table-cell>
          <table:table-cell table:style-name="ce4" office:value-type="float" office:value="20843" calcext:value-type="float">
            <text:p>20843</text:p>
          </table:table-cell>
          <table:table-cell table:style-name="ce9" office:value-type="float" office:value="20843" calcext:value-type="float">
            <text:p>20,843.00</text:p>
          </table:table-cell>
          <table:table-cell table:style-name="ce9" office:value-type="float" office:value="12597.0751953125" calcext:value-type="float">
            <text:p>12,597.08</text:p>
          </table:table-cell>
          <table:table-cell table:style-name="ce10" table:formula="of:=ABS([.E43]-[.F43])/[.E43]" office:value-type="float" office:value="0.395620822563331" calcext:value-type="float">
            <text:p>0.39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11-01" calcext:value-type="date">
            <text:p>2012-11-01</text:p>
          </table:table-cell>
          <table:table-cell table:style-name="ce2" table:formula="of:=TEXT([.A44];&quot;mmm&quot;)&amp;&quot;-&quot;&amp;YEAR([.A44])" office:value-type="string" office:string-value="Nov-2012" calcext:value-type="string">
            <text:p>Nov-2012</text:p>
          </table:table-cell>
          <table:table-cell table:style-name="ce4" office:value-type="float" office:value="201211" calcext:value-type="float">
            <text:p>201211</text:p>
          </table:table-cell>
          <table:table-cell table:style-name="ce4" office:value-type="float" office:value="17362" calcext:value-type="float">
            <text:p>17362</text:p>
          </table:table-cell>
          <table:table-cell table:style-name="ce9" office:value-type="float" office:value="17362" calcext:value-type="float">
            <text:p>17,362.00</text:p>
          </table:table-cell>
          <table:table-cell table:style-name="ce9" office:value-type="float" office:value="11155.8212890625" calcext:value-type="float">
            <text:p>11,155.82</text:p>
          </table:table-cell>
          <table:table-cell table:style-name="ce10" table:formula="of:=ABS([.E44]-[.F44])/[.E44]" office:value-type="float" office:value="0.357457591921294" calcext:value-type="float">
            <text:p>0.35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12-01" calcext:value-type="date">
            <text:p>2012-12-01</text:p>
          </table:table-cell>
          <table:table-cell table:style-name="ce2" table:formula="of:=TEXT([.A45];&quot;mmm&quot;)&amp;&quot;-&quot;&amp;YEAR([.A45])" office:value-type="string" office:string-value="Dec-2012" calcext:value-type="string">
            <text:p>Dec-2012</text:p>
          </table:table-cell>
          <table:table-cell table:style-name="ce4" office:value-type="float" office:value="201212" calcext:value-type="float">
            <text:p>201212</text:p>
          </table:table-cell>
          <table:table-cell table:style-name="ce4" office:value-type="float" office:value="13198" calcext:value-type="float">
            <text:p>13198</text:p>
          </table:table-cell>
          <table:table-cell table:style-name="ce9" office:value-type="float" office:value="13198" calcext:value-type="float">
            <text:p>13,198.00</text:p>
          </table:table-cell>
          <table:table-cell table:style-name="ce9" office:value-type="float" office:value="9945.4736328125" calcext:value-type="float">
            <text:p>9,945.47</text:p>
          </table:table-cell>
          <table:table-cell table:style-name="ce10" table:formula="of:=ABS([.E45]-[.F45])/[.E45]" office:value-type="float" office:value="0.246440852188779" calcext:value-type="float">
            <text:p>0.24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1-01" calcext:value-type="date">
            <text:p>2013-01-01</text:p>
          </table:table-cell>
          <table:table-cell table:style-name="ce2" table:formula="of:=TEXT([.A46];&quot;mmm&quot;)&amp;&quot;-&quot;&amp;YEAR([.A46])" office:value-type="string" office:string-value="Jan-2013" calcext:value-type="string">
            <text:p>Jan-2013</text:p>
          </table:table-cell>
          <table:table-cell table:style-name="ce4" office:value-type="float" office:value="201301" calcext:value-type="float">
            <text:p>201301</text:p>
          </table:table-cell>
          <table:table-cell table:style-name="ce4" office:value-type="float" office:value="12185" calcext:value-type="float">
            <text:p>12185</text:p>
          </table:table-cell>
          <table:table-cell table:style-name="ce9" office:value-type="float" office:value="12185" calcext:value-type="float">
            <text:p>12,185.00</text:p>
          </table:table-cell>
          <table:table-cell table:style-name="ce9" office:value-type="float" office:value="8845.9931640625" calcext:value-type="float">
            <text:p>8,845.99</text:p>
          </table:table-cell>
          <table:table-cell table:style-name="ce10" table:formula="of:=ABS([.E46]-[.F46])/[.E46]" office:value-type="float" office:value="0.274026002128642" calcext:value-type="float">
            <text:p>0.27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2-01" calcext:value-type="date">
            <text:p>2013-02-01</text:p>
          </table:table-cell>
          <table:table-cell table:style-name="ce2" table:formula="of:=TEXT([.A47];&quot;mmm&quot;)&amp;&quot;-&quot;&amp;YEAR([.A47])" office:value-type="string" office:string-value="Feb-2013" calcext:value-type="string">
            <text:p>Feb-2013</text:p>
          </table:table-cell>
          <table:table-cell table:style-name="ce4" office:value-type="float" office:value="201302" calcext:value-type="float">
            <text:p>201302</text:p>
          </table:table-cell>
          <table:table-cell table:style-name="ce4" office:value-type="float" office:value="11105" calcext:value-type="float">
            <text:p>11105</text:p>
          </table:table-cell>
          <table:table-cell table:style-name="ce9" office:value-type="float" office:value="11105" calcext:value-type="float">
            <text:p>11,105.00</text:p>
          </table:table-cell>
          <table:table-cell table:style-name="ce9" office:value-type="float" office:value="8073.62890625" calcext:value-type="float">
            <text:p>8,073.63</text:p>
          </table:table-cell>
          <table:table-cell table:style-name="ce10" table:formula="of:=ABS([.E47]-[.F47])/[.E47]" office:value-type="float" office:value="0.272973533881135" calcext:value-type="float">
            <text:p>0.27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3-01" calcext:value-type="date">
            <text:p>2013-03-01</text:p>
          </table:table-cell>
          <table:table-cell table:style-name="ce2" table:formula="of:=TEXT([.A48];&quot;mmm&quot;)&amp;&quot;-&quot;&amp;YEAR([.A48])" office:value-type="string" office:string-value="Mar-2013" calcext:value-type="string">
            <text:p>Mar-2013</text:p>
          </table:table-cell>
          <table:table-cell table:style-name="ce4" office:value-type="float" office:value="201303" calcext:value-type="float">
            <text:p>201303</text:p>
          </table:table-cell>
          <table:table-cell table:style-name="ce4" office:value-type="float" office:value="11033" calcext:value-type="float">
            <text:p>11033</text:p>
          </table:table-cell>
          <table:table-cell table:style-name="ce9" office:value-type="float" office:value="11033" calcext:value-type="float">
            <text:p>11,033.00</text:p>
          </table:table-cell>
          <table:table-cell table:style-name="ce9" office:value-type="float" office:value="7608.51171875" calcext:value-type="float">
            <text:p>7,608.51</text:p>
          </table:table-cell>
          <table:table-cell table:style-name="ce10" table:formula="of:=ABS([.E48]-[.F48])/[.E48]" office:value-type="float" office:value="0.310385958601468" calcext:value-type="float">
            <text:p>0.31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4-01" calcext:value-type="date">
            <text:p>2013-04-01</text:p>
          </table:table-cell>
          <table:table-cell table:style-name="ce2" table:formula="of:=TEXT([.A49];&quot;mmm&quot;)&amp;&quot;-&quot;&amp;YEAR([.A49])" office:value-type="string" office:string-value="Apr-2013" calcext:value-type="string">
            <text:p>Apr-2013</text:p>
          </table:table-cell>
          <table:table-cell table:style-name="ce4" office:value-type="float" office:value="201304" calcext:value-type="float">
            <text:p>201304</text:p>
          </table:table-cell>
          <table:table-cell table:style-name="ce4" office:value-type="float" office:value="10965" calcext:value-type="float">
            <text:p>10965</text:p>
          </table:table-cell>
          <table:table-cell table:style-name="ce9" office:value-type="float" office:value="10965" calcext:value-type="float">
            <text:p>10,965.00</text:p>
          </table:table-cell>
          <table:table-cell table:style-name="ce9" office:value-type="float" office:value="7220.126953125" calcext:value-type="float">
            <text:p>7,220.13</text:p>
          </table:table-cell>
          <table:table-cell table:style-name="ce10" table:formula="of:=ABS([.E49]-[.F49])/[.E49]" office:value-type="float" office:value="0.341529689637483" calcext:value-type="float">
            <text:p>0.34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5-01" calcext:value-type="date">
            <text:p>2013-05-01</text:p>
          </table:table-cell>
          <table:table-cell table:style-name="ce2" table:formula="of:=TEXT([.A50];&quot;mmm&quot;)&amp;&quot;-&quot;&amp;YEAR([.A50])" office:value-type="string" office:string-value="May-2013" calcext:value-type="string">
            <text:p>May-2013</text:p>
          </table:table-cell>
          <table:table-cell table:style-name="ce4" office:value-type="float" office:value="201305" calcext:value-type="float">
            <text:p>201305</text:p>
          </table:table-cell>
          <table:table-cell table:style-name="ce4" office:value-type="float" office:value="10595" calcext:value-type="float">
            <text:p>10595</text:p>
          </table:table-cell>
          <table:table-cell table:style-name="ce9" office:value-type="float" office:value="10595" calcext:value-type="float">
            <text:p>10,595.00</text:p>
          </table:table-cell>
          <table:table-cell table:style-name="ce9" office:value-type="float" office:value="7055.83203125" calcext:value-type="float">
            <text:p>7,055.83</text:p>
          </table:table-cell>
          <table:table-cell table:style-name="ce10" table:formula="of:=ABS([.E50]-[.F50])/[.E50]" office:value-type="float" office:value="0.334041337305333" calcext:value-type="float">
            <text:p>0.33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6-01" calcext:value-type="date">
            <text:p>2013-06-01</text:p>
          </table:table-cell>
          <table:table-cell table:style-name="ce2" table:formula="of:=TEXT([.A51];&quot;mmm&quot;)&amp;&quot;-&quot;&amp;YEAR([.A51])" office:value-type="string" office:string-value="Jun-2013" calcext:value-type="string">
            <text:p>Jun-2013</text:p>
          </table:table-cell>
          <table:table-cell table:style-name="ce4" office:value-type="float" office:value="201306" calcext:value-type="float">
            <text:p>201306</text:p>
          </table:table-cell>
          <table:table-cell table:style-name="ce4" office:value-type="float" office:value="10340" calcext:value-type="float">
            <text:p>10340</text:p>
          </table:table-cell>
          <table:table-cell table:style-name="ce9" office:value-type="float" office:value="10340" calcext:value-type="float">
            <text:p>10,340.00</text:p>
          </table:table-cell>
          <table:table-cell table:style-name="ce9" office:value-type="float" office:value="6952.97265625" calcext:value-type="float">
            <text:p>6,952.97</text:p>
          </table:table-cell>
          <table:table-cell table:style-name="ce10" table:formula="of:=ABS([.E51]-[.F51])/[.E51]" office:value-type="float" office:value="0.327565507132495" calcext:value-type="float">
            <text:p>0.32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7-01" calcext:value-type="date">
            <text:p>2013-07-01</text:p>
          </table:table-cell>
          <table:table-cell table:style-name="ce2" table:formula="of:=TEXT([.A52];&quot;mmm&quot;)&amp;&quot;-&quot;&amp;YEAR([.A52])" office:value-type="string" office:string-value="Jul-2013" calcext:value-type="string">
            <text:p>Jul-2013</text:p>
          </table:table-cell>
          <table:table-cell table:style-name="ce4" office:value-type="float" office:value="201307" calcext:value-type="float">
            <text:p>201307</text:p>
          </table:table-cell>
          <table:table-cell table:style-name="ce4" office:value-type="float" office:value="10070" calcext:value-type="float">
            <text:p>10070</text:p>
          </table:table-cell>
          <table:table-cell table:style-name="ce9" office:value-type="float" office:value="10070" calcext:value-type="float">
            <text:p>10,070.00</text:p>
          </table:table-cell>
          <table:table-cell table:style-name="ce9" office:value-type="float" office:value="6626.513671875" calcext:value-type="float">
            <text:p>6,626.51</text:p>
          </table:table-cell>
          <table:table-cell table:style-name="ce10" table:formula="of:=ABS([.E52]-[.F52])/[.E52]" office:value-type="float" office:value="0.341954948175273" calcext:value-type="float">
            <text:p>0.34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8-01" calcext:value-type="date">
            <text:p>2013-08-01</text:p>
          </table:table-cell>
          <table:table-cell table:style-name="ce2" table:formula="of:=TEXT([.A53];&quot;mmm&quot;)&amp;&quot;-&quot;&amp;YEAR([.A53])" office:value-type="string" office:string-value="Aug-2013" calcext:value-type="string">
            <text:p>Aug-2013</text:p>
          </table:table-cell>
          <table:table-cell table:style-name="ce4" office:value-type="float" office:value="201308" calcext:value-type="float">
            <text:p>201308</text:p>
          </table:table-cell>
          <table:table-cell table:style-name="ce4" office:value-type="float" office:value="9691" calcext:value-type="float">
            <text:p>9691</text:p>
          </table:table-cell>
          <table:table-cell table:style-name="ce9" office:value-type="float" office:value="9691" calcext:value-type="float">
            <text:p>9,691.00</text:p>
          </table:table-cell>
          <table:table-cell table:style-name="ce9" office:value-type="float" office:value="6261.919921875" calcext:value-type="float">
            <text:p>6,261.92</text:p>
          </table:table-cell>
          <table:table-cell table:style-name="ce10" table:formula="of:=ABS([.E53]-[.F53])/[.E53]" office:value-type="float" office:value="0.353841716863585" calcext:value-type="float">
            <text:p>0.35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9-01" calcext:value-type="date">
            <text:p>2013-09-01</text:p>
          </table:table-cell>
          <table:table-cell table:style-name="ce2" table:formula="of:=TEXT([.A54];&quot;mmm&quot;)&amp;&quot;-&quot;&amp;YEAR([.A54])" office:value-type="string" office:string-value="Sep-2013" calcext:value-type="string">
            <text:p>Sep-2013</text:p>
          </table:table-cell>
          <table:table-cell table:style-name="ce4" office:value-type="float" office:value="201309" calcext:value-type="float">
            <text:p>201309</text:p>
          </table:table-cell>
          <table:table-cell table:style-name="ce4" office:value-type="float" office:value="8865" calcext:value-type="float">
            <text:p>8865</text:p>
          </table:table-cell>
          <table:table-cell table:style-name="ce9" office:value-type="float" office:value="8865" calcext:value-type="float">
            <text:p>8,865.00</text:p>
          </table:table-cell>
          <table:table-cell table:style-name="ce9" office:value-type="float" office:value="5923.318359375" calcext:value-type="float">
            <text:p>5,923.32</text:p>
          </table:table-cell>
          <table:table-cell table:style-name="ce10" table:formula="of:=ABS([.E54]-[.F54])/[.E54]" office:value-type="float" office:value="0.331830980329949" calcext:value-type="float">
            <text:p>0.33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10-01" calcext:value-type="date">
            <text:p>2013-10-01</text:p>
          </table:table-cell>
          <table:table-cell table:style-name="ce2" table:formula="of:=TEXT([.A55];&quot;mmm&quot;)&amp;&quot;-&quot;&amp;YEAR([.A55])" office:value-type="string" office:string-value="Oct-2013" calcext:value-type="string">
            <text:p>Oct-2013</text:p>
          </table:table-cell>
          <table:table-cell table:style-name="ce4" office:value-type="float" office:value="201310" calcext:value-type="float">
            <text:p>201310</text:p>
          </table:table-cell>
          <table:table-cell table:style-name="ce4" office:value-type="float" office:value="8039" calcext:value-type="float">
            <text:p>8039</text:p>
          </table:table-cell>
          <table:table-cell table:style-name="ce9" office:value-type="float" office:value="8039.00048828125" calcext:value-type="float">
            <text:p>8,039.00</text:p>
          </table:table-cell>
          <table:table-cell table:style-name="ce9" office:value-type="float" office:value="5619.01953125" calcext:value-type="float">
            <text:p>5,619.02</text:p>
          </table:table-cell>
          <table:table-cell table:style-name="ce10" table:formula="of:=ABS([.E55]-[.F55])/[.E55]" office:value-type="float" office:value="0.301030079617354" calcext:value-type="float">
            <text:p>0.3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11-01" calcext:value-type="date">
            <text:p>2013-11-01</text:p>
          </table:table-cell>
          <table:table-cell table:style-name="ce2" table:formula="of:=TEXT([.A56];&quot;mmm&quot;)&amp;&quot;-&quot;&amp;YEAR([.A56])" office:value-type="string" office:string-value="Nov-2013" calcext:value-type="string">
            <text:p>Nov-2013</text:p>
          </table:table-cell>
          <table:table-cell table:style-name="ce4" office:value-type="float" office:value="201311" calcext:value-type="float">
            <text:p>201311</text:p>
          </table:table-cell>
          <table:table-cell table:style-name="ce4" office:value-type="float" office:value="7486" calcext:value-type="float">
            <text:p>7486</text:p>
          </table:table-cell>
          <table:table-cell table:style-name="ce9" office:value-type="float" office:value="7486" calcext:value-type="float">
            <text:p>7,486.00</text:p>
          </table:table-cell>
          <table:table-cell table:style-name="ce9" office:value-type="float" office:value="5296.97802734375" calcext:value-type="float">
            <text:p>5,296.98</text:p>
          </table:table-cell>
          <table:table-cell table:style-name="ce10" table:formula="of:=ABS([.E56]-[.F56])/[.E56]" office:value-type="float" office:value="0.292415438506045" calcext:value-type="float">
            <text:p>0.29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12-01" calcext:value-type="date">
            <text:p>2013-12-01</text:p>
          </table:table-cell>
          <table:table-cell table:style-name="ce2" table:formula="of:=TEXT([.A57];&quot;mmm&quot;)&amp;&quot;-&quot;&amp;YEAR([.A57])" office:value-type="string" office:string-value="Dec-2013" calcext:value-type="string">
            <text:p>Dec-2013</text:p>
          </table:table-cell>
          <table:table-cell table:style-name="ce4" office:value-type="float" office:value="201312" calcext:value-type="float">
            <text:p>201312</text:p>
          </table:table-cell>
          <table:table-cell table:style-name="ce4" office:value-type="float" office:value="6265" calcext:value-type="float">
            <text:p>6265</text:p>
          </table:table-cell>
          <table:table-cell table:style-name="ce9" office:value-type="float" office:value="6265" calcext:value-type="float">
            <text:p>6,265.00</text:p>
          </table:table-cell>
          <table:table-cell table:style-name="ce9" office:value-type="float" office:value="5070.7099609375" calcext:value-type="float">
            <text:p>5,070.71</text:p>
          </table:table-cell>
          <table:table-cell table:style-name="ce10" table:formula="of:=ABS([.E57]-[.F57])/[.E57]" office:value-type="float" office:value="0.190628896897446" calcext:value-type="float">
            <text:p>0.19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1-01" calcext:value-type="date">
            <text:p>2014-01-01</text:p>
          </table:table-cell>
          <table:table-cell table:style-name="ce2" table:formula="of:=TEXT([.A58];&quot;mmm&quot;)&amp;&quot;-&quot;&amp;YEAR([.A58])" office:value-type="string" office:string-value="Jan-2014" calcext:value-type="string">
            <text:p>Jan-2014</text:p>
          </table:table-cell>
          <table:table-cell table:style-name="ce4" office:value-type="float" office:value="201401" calcext:value-type="float">
            <text:p>201401</text:p>
          </table:table-cell>
          <table:table-cell table:style-name="ce4" office:value-type="float" office:value="6366" calcext:value-type="float">
            <text:p>6366</text:p>
          </table:table-cell>
          <table:table-cell table:style-name="ce9" office:value-type="float" office:value="6366" calcext:value-type="float">
            <text:p>6,366.00</text:p>
          </table:table-cell>
          <table:table-cell table:style-name="ce9" office:value-type="float" office:value="4956.01123046875" calcext:value-type="float">
            <text:p>4,956.01</text:p>
          </table:table-cell>
          <table:table-cell table:style-name="ce10" table:formula="of:=ABS([.E58]-[.F58])/[.E58]" office:value-type="float" office:value="0.221487397036012" calcext:value-type="float">
            <text:p>0.22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2-01" calcext:value-type="date">
            <text:p>2014-02-01</text:p>
          </table:table-cell>
          <table:table-cell table:style-name="ce2" table:formula="of:=TEXT([.A59];&quot;mmm&quot;)&amp;&quot;-&quot;&amp;YEAR([.A59])" office:value-type="string" office:string-value="Feb-2014" calcext:value-type="string">
            <text:p>Feb-2014</text:p>
          </table:table-cell>
          <table:table-cell table:style-name="ce4" office:value-type="float" office:value="201402" calcext:value-type="float">
            <text:p>201402</text:p>
          </table:table-cell>
          <table:table-cell table:style-name="ce4" office:value-type="float" office:value="5728" calcext:value-type="float">
            <text:p>5728</text:p>
          </table:table-cell>
          <table:table-cell table:style-name="ce9" office:value-type="float" office:value="5728" calcext:value-type="float">
            <text:p>5,728.00</text:p>
          </table:table-cell>
          <table:table-cell table:style-name="ce9" office:value-type="float" office:value="4856.69970703125" calcext:value-type="float">
            <text:p>4,856.70</text:p>
          </table:table-cell>
          <table:table-cell table:style-name="ce10" table:formula="of:=ABS([.E59]-[.F59])/[.E59]" office:value-type="float" office:value="0.152112481314377" calcext:value-type="float">
            <text:p>0.15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3-01" calcext:value-type="date">
            <text:p>2014-03-01</text:p>
          </table:table-cell>
          <table:table-cell table:style-name="ce2" table:formula="of:=TEXT([.A60];&quot;mmm&quot;)&amp;&quot;-&quot;&amp;YEAR([.A60])" office:value-type="string" office:string-value="Mar-2014" calcext:value-type="string">
            <text:p>Mar-2014</text:p>
          </table:table-cell>
          <table:table-cell table:style-name="ce4" office:value-type="float" office:value="201403" calcext:value-type="float">
            <text:p>201403</text:p>
          </table:table-cell>
          <table:table-cell table:style-name="ce4" office:value-type="float" office:value="6224" calcext:value-type="float">
            <text:p>6224</text:p>
          </table:table-cell>
          <table:table-cell table:style-name="ce9" office:value-type="float" office:value="6224" calcext:value-type="float">
            <text:p>6,224.00</text:p>
          </table:table-cell>
          <table:table-cell table:style-name="ce5" office:value-type="float" office:value="4771.7294921875" calcext:value-type="float">
            <text:p>4,771.73</text:p>
          </table:table-cell>
          <table:table-cell table:style-name="ce10" table:formula="of:=ABS([.E60]-[.F60])/[.E60]" office:value-type="float" office:value="0.233333950484013" calcext:value-type="float">
            <text:p>0.23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4-01" calcext:value-type="date">
            <text:p>2014-04-01</text:p>
          </table:table-cell>
          <table:table-cell table:style-name="ce2" table:formula="of:=TEXT([.A61];&quot;mmm&quot;)&amp;&quot;-&quot;&amp;YEAR([.A61])" office:value-type="string" office:string-value="Apr-2014" calcext:value-type="string">
            <text:p>Apr-2014</text:p>
          </table:table-cell>
          <table:table-cell table:style-name="ce4" office:value-type="float" office:value="201404" calcext:value-type="float">
            <text:p>201404</text:p>
          </table:table-cell>
          <table:table-cell table:style-name="ce4" office:value-type="float" office:value="5926" calcext:value-type="float">
            <text:p>5926</text:p>
          </table:table-cell>
          <table:table-cell table:style-name="ce9" office:value-type="float" office:value="5926" calcext:value-type="float">
            <text:p>5,926.00</text:p>
          </table:table-cell>
          <table:table-cell table:style-name="ce9" office:value-type="float" office:value="4670.38525390625" calcext:value-type="float">
            <text:p>4,670.39</text:p>
          </table:table-cell>
          <table:table-cell table:style-name="ce10" table:formula="of:=ABS([.E61]-[.F61])/[.E61]" office:value-type="float" office:value="0.211882339874072" calcext:value-type="float">
            <text:p>0.21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5-01" calcext:value-type="date">
            <text:p>2014-05-01</text:p>
          </table:table-cell>
          <table:table-cell table:style-name="ce2" table:formula="of:=TEXT([.A62];&quot;mmm&quot;)&amp;&quot;-&quot;&amp;YEAR([.A62])" office:value-type="string" office:string-value="May-2014" calcext:value-type="string">
            <text:p>May-2014</text:p>
          </table:table-cell>
          <table:table-cell table:style-name="ce4" office:value-type="float" office:value="201405" calcext:value-type="float">
            <text:p>201405</text:p>
          </table:table-cell>
          <table:table-cell table:style-name="ce4" office:value-type="float" office:value="5988" calcext:value-type="float">
            <text:p>5988</text:p>
          </table:table-cell>
          <table:table-cell table:style-name="ce9" office:value-type="float" office:value="5988" calcext:value-type="float">
            <text:p>5,988.00</text:p>
          </table:table-cell>
          <table:table-cell table:style-name="ce9" office:value-type="float" office:value="4554.10400390625" calcext:value-type="float">
            <text:p>4,554.10</text:p>
          </table:table-cell>
          <table:table-cell table:style-name="ce10" table:formula="of:=ABS([.E62]-[.F62])/[.E62]" office:value-type="float" office:value="0.239461589194013" calcext:value-type="float">
            <text:p>0.23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6-01" calcext:value-type="date">
            <text:p>2014-06-01</text:p>
          </table:table-cell>
          <table:table-cell table:style-name="ce2" table:formula="of:=TEXT([.A63];&quot;mmm&quot;)&amp;&quot;-&quot;&amp;YEAR([.A63])" office:value-type="string" office:string-value="Jun-2014" calcext:value-type="string">
            <text:p>Jun-2014</text:p>
          </table:table-cell>
          <table:table-cell table:style-name="ce4" office:value-type="float" office:value="201406" calcext:value-type="float">
            <text:p>201406</text:p>
          </table:table-cell>
          <table:table-cell table:style-name="ce4" office:value-type="float" office:value="5615" calcext:value-type="float">
            <text:p>5615</text:p>
          </table:table-cell>
          <table:table-cell table:style-name="ce9" office:value-type="float" office:value="5615" calcext:value-type="float">
            <text:p>5,615.00</text:p>
          </table:table-cell>
          <table:table-cell table:style-name="ce9" office:value-type="float" office:value="4434.05126953125" calcext:value-type="float">
            <text:p>4,434.05</text:p>
          </table:table-cell>
          <table:table-cell table:style-name="ce10" table:formula="of:=ABS([.E63]-[.F63])/[.E63]" office:value-type="float" office:value="0.210320343805654" calcext:value-type="float">
            <text:p>0.21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7-01" calcext:value-type="date">
            <text:p>2014-07-01</text:p>
          </table:table-cell>
          <table:table-cell table:style-name="ce2" table:formula="of:=TEXT([.A64];&quot;mmm&quot;)&amp;&quot;-&quot;&amp;YEAR([.A64])" office:value-type="string" office:string-value="Jul-2014" calcext:value-type="string">
            <text:p>Jul-2014</text:p>
          </table:table-cell>
          <table:table-cell table:style-name="ce4" office:value-type="float" office:value="201407" calcext:value-type="float">
            <text:p>201407</text:p>
          </table:table-cell>
          <table:table-cell table:style-name="ce4" office:value-type="float" office:value="5742" calcext:value-type="float">
            <text:p>5742</text:p>
          </table:table-cell>
          <table:table-cell table:style-name="ce9" office:value-type="float" office:value="5742" calcext:value-type="float">
            <text:p>5,742.00</text:p>
          </table:table-cell>
          <table:table-cell table:style-name="ce9" office:value-type="float" office:value="4309.53564453125" calcext:value-type="float">
            <text:p>4,309.54</text:p>
          </table:table-cell>
          <table:table-cell table:style-name="ce10" table:formula="of:=ABS([.E64]-[.F64])/[.E64]" office:value-type="float" office:value="0.249471326274599" calcext:value-type="float">
            <text:p>0.24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8-01" calcext:value-type="date">
            <text:p>2014-08-01</text:p>
          </table:table-cell>
          <table:table-cell table:style-name="ce2" table:formula="of:=TEXT([.A65];&quot;mmm&quot;)&amp;&quot;-&quot;&amp;YEAR([.A65])" office:value-type="string" office:string-value="Aug-2014" calcext:value-type="string">
            <text:p>Aug-2014</text:p>
          </table:table-cell>
          <table:table-cell table:style-name="ce4" office:value-type="float" office:value="201408" calcext:value-type="float">
            <text:p>201408</text:p>
          </table:table-cell>
          <table:table-cell table:style-name="ce4" office:value-type="float" office:value="5571" calcext:value-type="float">
            <text:p>5571</text:p>
          </table:table-cell>
          <table:table-cell table:style-name="ce9" office:value-type="float" office:value="5571" calcext:value-type="float">
            <text:p>5,571.00</text:p>
          </table:table-cell>
          <table:table-cell table:style-name="ce9" office:value-type="float" office:value="4184.44189453125" calcext:value-type="float">
            <text:p>4,184.44</text:p>
          </table:table-cell>
          <table:table-cell table:style-name="ce10" table:formula="of:=ABS([.E65]-[.F65])/[.E65]" office:value-type="float" office:value="0.248888548818659" calcext:value-type="float">
            <text:p>0.24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9-01" calcext:value-type="date">
            <text:p>2014-09-01</text:p>
          </table:table-cell>
          <table:table-cell table:style-name="ce2" table:formula="of:=TEXT([.A66];&quot;mmm&quot;)&amp;&quot;-&quot;&amp;YEAR([.A66])" office:value-type="string" office:string-value="Sep-2014" calcext:value-type="string">
            <text:p>Sep-2014</text:p>
          </table:table-cell>
          <table:table-cell table:style-name="ce4" office:value-type="float" office:value="201409" calcext:value-type="float">
            <text:p>201409</text:p>
          </table:table-cell>
          <table:table-cell table:style-name="ce4" office:value-type="float" office:value="5211" calcext:value-type="float">
            <text:p>5211</text:p>
          </table:table-cell>
          <table:table-cell table:style-name="ce9" office:value-type="float" office:value="5211" calcext:value-type="float">
            <text:p>5,211.00</text:p>
          </table:table-cell>
          <table:table-cell table:style-name="ce9" office:value-type="float" office:value="4065.70727539063" calcext:value-type="float">
            <text:p>4,065.71</text:p>
          </table:table-cell>
          <table:table-cell table:style-name="ce10" table:formula="of:=ABS([.E66]-[.F66])/[.E66]" office:value-type="float" office:value="0.219783673883971" calcext:value-type="float">
            <text:p>0.22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10-01" calcext:value-type="date">
            <text:p>2014-10-01</text:p>
          </table:table-cell>
          <table:table-cell table:style-name="ce2" table:formula="of:=TEXT([.A67];&quot;mmm&quot;)&amp;&quot;-&quot;&amp;YEAR([.A67])" office:value-type="string" office:string-value="Oct-2014" calcext:value-type="string">
            <text:p>Oct-2014</text:p>
          </table:table-cell>
          <table:table-cell table:style-name="ce4" office:value-type="float" office:value="201410" calcext:value-type="float">
            <text:p>201410</text:p>
          </table:table-cell>
          <table:table-cell table:style-name="ce4" office:value-type="float" office:value="5319" calcext:value-type="float">
            <text:p>5319</text:p>
          </table:table-cell>
          <table:table-cell table:style-name="ce9" office:value-type="float" office:value="5319" calcext:value-type="float">
            <text:p>5,319.00</text:p>
          </table:table-cell>
          <table:table-cell table:style-name="ce9" office:value-type="float" office:value="3969.15649414063" calcext:value-type="float">
            <text:p>3,969.16</text:p>
          </table:table-cell>
          <table:table-cell table:style-name="ce10" table:formula="of:=ABS([.E67]-[.F67])/[.E67]" office:value-type="float" office:value="0.253777684876739" calcext:value-type="float">
            <text:p>0.25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11-01" calcext:value-type="date">
            <text:p>2014-11-01</text:p>
          </table:table-cell>
          <table:table-cell table:style-name="ce2" table:formula="of:=TEXT([.A68];&quot;mmm&quot;)&amp;&quot;-&quot;&amp;YEAR([.A68])" office:value-type="string" office:string-value="Nov-2014" calcext:value-type="string">
            <text:p>Nov-2014</text:p>
          </table:table-cell>
          <table:table-cell table:style-name="ce4" office:value-type="float" office:value="201411" calcext:value-type="float">
            <text:p>201411</text:p>
          </table:table-cell>
          <table:table-cell table:style-name="ce4" office:value-type="float" office:value="4640" calcext:value-type="float">
            <text:p>4640</text:p>
          </table:table-cell>
          <table:table-cell table:style-name="ce9" office:value-type="float" office:value="4640" calcext:value-type="float">
            <text:p>4,640.00</text:p>
          </table:table-cell>
          <table:table-cell table:style-name="ce9" office:value-type="float" office:value="3895.94067382812" calcext:value-type="float">
            <text:p>3,895.94</text:p>
          </table:table-cell>
          <table:table-cell table:style-name="ce10" table:formula="of:=ABS([.E68]-[.F68])/[.E68]" office:value-type="float" office:value="0.160357613399111" calcext:value-type="float">
            <text:p>0.16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12-01" calcext:value-type="date">
            <text:p>2014-12-01</text:p>
          </table:table-cell>
          <table:table-cell table:style-name="ce2" table:formula="of:=TEXT([.A69];&quot;mmm&quot;)&amp;&quot;-&quot;&amp;YEAR([.A69])" office:value-type="string" office:string-value="Dec-2014" calcext:value-type="string">
            <text:p>Dec-2014</text:p>
          </table:table-cell>
          <table:table-cell table:style-name="ce4" office:value-type="float" office:value="201412" calcext:value-type="float">
            <text:p>201412</text:p>
          </table:table-cell>
          <table:table-cell table:style-name="ce4" office:value-type="float" office:value="4311" calcext:value-type="float">
            <text:p>4311</text:p>
          </table:table-cell>
          <table:table-cell table:style-name="ce9" office:value-type="float" office:value="4311" calcext:value-type="float">
            <text:p>4,311.00</text:p>
          </table:table-cell>
          <table:table-cell table:style-name="ce9" office:value-type="float" office:value="3838.20581054687" calcext:value-type="float">
            <text:p>3,838.21</text:p>
          </table:table-cell>
          <table:table-cell table:style-name="ce10" table:formula="of:=ABS([.E69]-[.F69])/[.E69]" office:value-type="float" office:value="0.10967158187268" calcext:value-type="float">
            <text:p>0.11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1-01" calcext:value-type="date">
            <text:p>2015-01-01</text:p>
          </table:table-cell>
          <table:table-cell table:style-name="ce2" table:formula="of:=TEXT([.A70];&quot;mmm&quot;)&amp;&quot;-&quot;&amp;YEAR([.A70])" office:value-type="string" office:string-value="Jan-2015" calcext:value-type="string">
            <text:p>Jan-2015</text:p>
          </table:table-cell>
          <table:table-cell table:style-name="ce4" office:value-type="float" office:value="201501" calcext:value-type="float">
            <text:p>201501</text:p>
          </table:table-cell>
          <table:table-cell table:style-name="ce4" office:value-type="float" office:value="2595" calcext:value-type="float">
            <text:p>2595</text:p>
          </table:table-cell>
          <table:table-cell table:style-name="ce9" office:value-type="float" office:value="2595" calcext:value-type="float">
            <text:p>2,595.00</text:p>
          </table:table-cell>
          <table:table-cell table:style-name="ce9" office:value-type="float" office:value="3814.02661132812" calcext:value-type="float">
            <text:p>3,814.03</text:p>
          </table:table-cell>
          <table:table-cell table:style-name="ce10" table:formula="of:=ABS([.E70]-[.F70])/[.E70]" office:value-type="float" office:value="0.469759773151493" calcext:value-type="float">
            <text:p>0.47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2-01" calcext:value-type="date">
            <text:p>2015-02-01</text:p>
          </table:table-cell>
          <table:table-cell table:style-name="ce2" table:formula="of:=TEXT([.A71];&quot;mmm&quot;)&amp;&quot;-&quot;&amp;YEAR([.A71])" office:value-type="string" office:string-value="Feb-2015" calcext:value-type="string">
            <text:p>Feb-2015</text:p>
          </table:table-cell>
          <table:table-cell table:style-name="ce4" office:value-type="float" office:value="201502" calcext:value-type="float">
            <text:p>201502</text:p>
          </table:table-cell>
          <table:table-cell table:style-name="ce4" office:value-type="float" office:value="2036" calcext:value-type="float">
            <text:p>2036</text:p>
          </table:table-cell>
          <table:table-cell table:style-name="ce9" office:value-type="float" office:value="2035.99987792969" calcext:value-type="float">
            <text:p>2,036.00</text:p>
          </table:table-cell>
          <table:table-cell table:style-name="ce9" office:value-type="float" office:value="3780.35034179688" calcext:value-type="float">
            <text:p>3,780.35</text:p>
          </table:table-cell>
          <table:table-cell table:style-name="ce10" table:formula="of:=ABS([.E71]-[.F71])/[.E71]" office:value-type="float" office:value="0.856753717314038" calcext:value-type="float">
            <text:p>0.85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3-01" calcext:value-type="date">
            <text:p>2015-03-01</text:p>
          </table:table-cell>
          <table:table-cell table:style-name="ce2" table:formula="of:=TEXT([.A72];&quot;mmm&quot;)&amp;&quot;-&quot;&amp;YEAR([.A72])" office:value-type="string" office:string-value="Mar-2015" calcext:value-type="string">
            <text:p>Mar-2015</text:p>
          </table:table-cell>
          <table:table-cell table:style-name="ce4" office:value-type="float" office:value="201503" calcext:value-type="float">
            <text:p>201503</text:p>
          </table:table-cell>
          <table:table-cell table:style-name="ce4" office:value-type="float" office:value="1107" calcext:value-type="float">
            <text:p>1107</text:p>
          </table:table-cell>
          <table:table-cell table:style-name="ce9" office:value-type="float" office:value="1107" calcext:value-type="float">
            <text:p>1,107.00</text:p>
          </table:table-cell>
          <table:table-cell table:style-name="ce9" office:value-type="float" office:value="3755.35034179688" calcext:value-type="float">
            <text:p>3,755.35</text:p>
          </table:table-cell>
          <table:table-cell table:style-name="ce10" table:formula="of:=ABS([.E72]-[.F72])/[.E72]" office:value-type="float" office:value="2.3923670657605" calcext:value-type="float">
            <text:p>2.39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4-01" calcext:value-type="date">
            <text:p>2015-04-01</text:p>
          </table:table-cell>
          <table:table-cell table:style-name="ce2" table:formula="of:=TEXT([.A73];&quot;mmm&quot;)&amp;&quot;-&quot;&amp;YEAR([.A73])" office:value-type="string" office:string-value="Apr-2015" calcext:value-type="string">
            <text:p>Apr-2015</text:p>
          </table:table-cell>
          <table:table-cell table:style-name="ce4" office:value-type="float" office:value="201504" calcext:value-type="float">
            <text:p>201504</text:p>
          </table:table-cell>
          <table:table-cell table:style-name="ce4" office:value-type="float" office:value="505" calcext:value-type="float">
            <text:p>505</text:p>
          </table:table-cell>
          <table:table-cell table:style-name="ce9" office:value-type="float" office:value="505" calcext:value-type="float">
            <text:p>505.00</text:p>
          </table:table-cell>
          <table:table-cell table:style-name="ce9" office:value-type="float" office:value="3700.796875" calcext:value-type="float">
            <text:p>3,700.80</text:p>
          </table:table-cell>
          <table:table-cell table:style-name="ce10" table:formula="of:=ABS([.E73]-[.F73])/[.E73]" office:value-type="float" office:value="6.32831064356436" calcext:value-type="float">
            <text:p>6.32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5-01" calcext:value-type="date">
            <text:p>2015-05-01</text:p>
          </table:table-cell>
          <table:table-cell table:style-name="ce2" table:formula="of:=TEXT([.A74];&quot;mmm&quot;)&amp;&quot;-&quot;&amp;YEAR([.A74])" office:value-type="string" office:string-value="May-2015" calcext:value-type="string">
            <text:p>May-2015</text:p>
          </table:table-cell>
          <table:table-cell table:style-name="ce4" office:value-type="float" office:value="201505" calcext:value-type="float">
            <text:p>201505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3637.53100585937" calcext:value-type="float">
            <text:p>3,637.53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date" office:date-value="2015-06-01" calcext:value-type="date">
            <text:p>2015-06-01</text:p>
          </table:table-cell>
          <table:table-cell table:style-name="ce2" table:formula="of:=TEXT([.A75];&quot;mmm&quot;)&amp;&quot;-&quot;&amp;YEAR([.A75])" office:value-type="string" office:string-value="Jun-2015" calcext:value-type="string">
            <text:p>Jun-2015</text:p>
          </table:table-cell>
          <table:table-cell table:style-name="ce4" office:value-type="float" office:value="201506" calcext:value-type="float">
            <text:p>201506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3551.63061523437" calcext:value-type="float">
            <text:p>3,551.63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date" office:date-value="2015-07-01" calcext:value-type="date">
            <text:p>2015-07-01</text:p>
          </table:table-cell>
          <table:table-cell table:style-name="ce2" table:formula="of:=TEXT([.A76];&quot;mmm&quot;)&amp;&quot;-&quot;&amp;YEAR([.A76])" office:value-type="string" office:string-value="Jul-2015" calcext:value-type="string">
            <text:p>Jul-2015</text:p>
          </table:table-cell>
          <table:table-cell table:style-name="ce4" office:value-type="float" office:value="201507" calcext:value-type="float">
            <text:p>201507</text:p>
          </table:table-cell>
          <table:table-cell table:style-name="ce4" office:value-type="float" office:value="15" calcext:value-type="float">
            <text:p>15</text:p>
          </table:table-cell>
          <table:table-cell table:style-name="ce9" office:value-type="float" office:value="15" calcext:value-type="float">
            <text:p>15.00</text:p>
          </table:table-cell>
          <table:table-cell table:style-name="ce9" office:value-type="float" office:value="3454.34545898437" calcext:value-type="float">
            <text:p>3,454.35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date" office:date-value="2015-08-01" calcext:value-type="date">
            <text:p>2015-08-01</text:p>
          </table:table-cell>
          <table:table-cell table:style-name="ce2" table:formula="of:=TEXT([.A77];&quot;mmm&quot;)&amp;&quot;-&quot;&amp;YEAR([.A77])" office:value-type="string" office:string-value="Aug-2015" calcext:value-type="string">
            <text:p>Aug-2015</text:p>
          </table:table-cell>
          <table:table-cell table:style-name="ce4" office:value-type="float" office:value="201508" calcext:value-type="float">
            <text:p>201508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3338.04418945313" calcext:value-type="float">
            <text:p>3,338.04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date" office:date-value="2015-09-01" calcext:value-type="date">
            <text:p>2015-09-01</text:p>
          </table:table-cell>
          <table:table-cell table:style-name="ce2" table:formula="of:=TEXT([.A78];&quot;mmm&quot;)&amp;&quot;-&quot;&amp;YEAR([.A78])" office:value-type="string" office:string-value="Sep-2015" calcext:value-type="string">
            <text:p>Sep-2015</text:p>
          </table:table-cell>
          <table:table-cell table:style-name="ce4" office:value-type="float" office:value="201509" calcext:value-type="float">
            <text:p>201509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3230.51342773438" calcext:value-type="float">
            <text:p>3,230.51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date" office:date-value="2015-10-01" calcext:value-type="date">
            <text:p>2015-10-01</text:p>
          </table:table-cell>
          <table:table-cell table:style-name="ce2" table:formula="of:=TEXT([.A79];&quot;mmm&quot;)&amp;&quot;-&quot;&amp;YEAR([.A79])" office:value-type="string" office:string-value="Oct-2015" calcext:value-type="string">
            <text:p>Oct-2015</text:p>
          </table:table-cell>
          <table:table-cell table:style-name="ce4" office:value-type="float" office:value="201510" calcext:value-type="float">
            <text:p>201510</text:p>
          </table:table-cell>
          <table:table-cell table:style-name="ce4" office:value-type="float" office:value="372" calcext:value-type="float">
            <text:p>372</text:p>
          </table:table-cell>
          <table:table-cell table:style-name="ce9" office:value-type="float" office:value="372" calcext:value-type="float">
            <text:p>372.00</text:p>
          </table:table-cell>
          <table:table-cell table:style-name="ce9" office:value-type="float" office:value="3117.677734375" calcext:value-type="float">
            <text:p>3,117.68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date" office:date-value="2015-11-01" calcext:value-type="date">
            <text:p>2015-11-01</text:p>
          </table:table-cell>
          <table:table-cell table:style-name="ce2" table:formula="of:=TEXT([.A80];&quot;mmm&quot;)&amp;&quot;-&quot;&amp;YEAR([.A80])" office:value-type="string" office:string-value="Nov-2015" calcext:value-type="string">
            <text:p>Nov-2015</text:p>
          </table:table-cell>
          <table:table-cell table:style-name="ce4" office:value-type="float" office:value="201511" calcext:value-type="float">
            <text:p>201511</text:p>
          </table:table-cell>
          <table:table-cell table:style-name="ce4" office:value-type="float" office:value="882" calcext:value-type="float">
            <text:p>882</text:p>
          </table:table-cell>
          <table:table-cell table:style-name="ce9" office:value-type="float" office:value="882" calcext:value-type="float">
            <text:p>882.00</text:p>
          </table:table-cell>
          <table:table-cell table:style-name="ce9" office:value-type="float" office:value="2992.94580078125" calcext:value-type="float">
            <text:p>2,992.95</text:p>
          </table:table-cell>
          <table:table-cell table:style-name="ce10" table:formula="of:=ABS([.E80]-[.F80])/[.E80]" office:value-type="float" office:value="2.39336258591978" calcext:value-type="float">
            <text:p>2.39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12-01" calcext:value-type="date">
            <text:p>2015-12-01</text:p>
          </table:table-cell>
          <table:table-cell table:style-name="ce2" table:formula="of:=TEXT([.A81];&quot;mmm&quot;)&amp;&quot;-&quot;&amp;YEAR([.A81])" office:value-type="string" office:string-value="Dec-2015" calcext:value-type="string">
            <text:p>Dec-2015</text:p>
          </table:table-cell>
          <table:table-cell table:style-name="ce4" office:value-type="float" office:value="201512" calcext:value-type="float">
            <text:p>201512</text:p>
          </table:table-cell>
          <table:table-cell table:style-name="ce4" office:value-type="float" office:value="922" calcext:value-type="float">
            <text:p>922</text:p>
          </table:table-cell>
          <table:table-cell table:style-name="ce9" office:value-type="float" office:value="922" calcext:value-type="float">
            <text:p>922.00</text:p>
          </table:table-cell>
          <table:table-cell table:style-name="ce9" office:value-type="float" office:value="2879.28002929688" calcext:value-type="float">
            <text:p>2,879.28</text:p>
          </table:table-cell>
          <table:table-cell table:style-name="ce10" table:formula="of:=ABS([.E81]-[.F81])/[.E81]" office:value-type="float" office:value="2.12286337233934" calcext:value-type="float">
            <text:p>2.12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1-01" calcext:value-type="date">
            <text:p>2016-01-01</text:p>
          </table:table-cell>
          <table:table-cell table:style-name="ce2" table:formula="of:=TEXT([.A82];&quot;mmm&quot;)&amp;&quot;-&quot;&amp;YEAR([.A82])" office:value-type="string" office:string-value="Jan-2016" calcext:value-type="string">
            <text:p>Jan-2016</text:p>
          </table:table-cell>
          <table:table-cell table:style-name="ce4" office:value-type="float" office:value="201601" calcext:value-type="float">
            <text:p>201601</text:p>
          </table:table-cell>
          <table:table-cell table:style-name="ce4" office:value-type="float" office:value="299" calcext:value-type="float">
            <text:p>299</text:p>
          </table:table-cell>
          <table:table-cell table:style-name="ce9" office:value-type="float" office:value="299" calcext:value-type="float">
            <text:p>299.00</text:p>
          </table:table-cell>
          <table:table-cell table:style-name="ce9" office:value-type="float" office:value="2772.89794921875" calcext:value-type="float">
            <text:p>2,772.90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date" office:date-value="2016-02-01" calcext:value-type="date">
            <text:p>2016-02-01</text:p>
          </table:table-cell>
          <table:table-cell table:style-name="ce2" table:formula="of:=TEXT([.A83];&quot;mmm&quot;)&amp;&quot;-&quot;&amp;YEAR([.A83])" office:value-type="string" office:string-value="Feb-2016" calcext:value-type="string">
            <text:p>Feb-2016</text:p>
          </table:table-cell>
          <table:table-cell table:style-name="ce4" office:value-type="float" office:value="201602" calcext:value-type="float">
            <text:p>201602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2710.2783203125" calcext:value-type="float">
            <text:p>2,710.28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date" office:date-value="2016-03-01" calcext:value-type="date">
            <text:p>2016-03-01</text:p>
          </table:table-cell>
          <table:table-cell table:style-name="ce2" table:formula="of:=TEXT([.A84];&quot;mmm&quot;)&amp;&quot;-&quot;&amp;YEAR([.A84])" office:value-type="string" office:string-value="Mar-2016" calcext:value-type="string">
            <text:p>Mar-2016</text:p>
          </table:table-cell>
          <table:table-cell table:style-name="ce4" office:value-type="float" office:value="201603" calcext:value-type="float">
            <text:p>201603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2664.26196289062" calcext:value-type="float">
            <text:p>2,664.26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date" office:date-value="2016-04-01" calcext:value-type="date">
            <text:p>2016-04-01</text:p>
          </table:table-cell>
          <table:table-cell table:style-name="ce2" table:formula="of:=TEXT([.A85];&quot;mmm&quot;)&amp;&quot;-&quot;&amp;YEAR([.A85])" office:value-type="string" office:string-value="Apr-2016" calcext:value-type="string">
            <text:p>Apr-2016</text:p>
          </table:table-cell>
          <table:table-cell table:style-name="ce4" office:value-type="float" office:value="201604" calcext:value-type="float">
            <text:p>201604</text:p>
          </table:table-cell>
          <table:table-cell table:style-name="ce4" office:value-type="float" office:value="4105" calcext:value-type="float">
            <text:p>4105</text:p>
          </table:table-cell>
          <table:table-cell table:style-name="ce9" office:value-type="float" office:value="4105" calcext:value-type="float">
            <text:p>4,105.00</text:p>
          </table:table-cell>
          <table:table-cell table:style-name="ce9" office:value-type="float" office:value="2644.21948242187" calcext:value-type="float">
            <text:p>2,644.22</text:p>
          </table:table-cell>
          <table:table-cell table:style-name="ce10" table:formula="of:=ABS([.E85]-[.F85])/[.E85]" office:value-type="float" office:value="0.355853962869214" calcext:value-type="float">
            <text:p>0.35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5-01" calcext:value-type="date">
            <text:p>2016-05-01</text:p>
          </table:table-cell>
          <table:table-cell table:style-name="ce2" table:formula="of:=TEXT([.A86];&quot;mmm&quot;)&amp;&quot;-&quot;&amp;YEAR([.A86])" office:value-type="string" office:string-value="May-2016" calcext:value-type="string">
            <text:p>May-2016</text:p>
          </table:table-cell>
          <table:table-cell table:style-name="ce4" office:value-type="float" office:value="201605" calcext:value-type="float">
            <text:p>201605</text:p>
          </table:table-cell>
          <table:table-cell table:style-name="ce4" office:value-type="float" office:value="7183" calcext:value-type="float">
            <text:p>7183</text:p>
          </table:table-cell>
          <table:table-cell table:style-name="ce9" office:value-type="float" office:value="7183" calcext:value-type="float">
            <text:p>7,183.00</text:p>
          </table:table-cell>
          <table:table-cell table:style-name="ce9" office:value-type="float" office:value="2643.49609375" calcext:value-type="float">
            <text:p>2,643.50</text:p>
          </table:table-cell>
          <table:table-cell table:style-name="ce10" table:formula="of:=ABS([.E86]-[.F86])/[.E86]" office:value-type="float" office:value="0.63197882587359" calcext:value-type="float">
            <text:p>0.63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6-01" calcext:value-type="date">
            <text:p>2016-06-01</text:p>
          </table:table-cell>
          <table:table-cell table:style-name="ce2" table:formula="of:=TEXT([.A87];&quot;mmm&quot;)&amp;&quot;-&quot;&amp;YEAR([.A87])" office:value-type="string" office:string-value="Jun-2016" calcext:value-type="string">
            <text:p>Jun-2016</text:p>
          </table:table-cell>
          <table:table-cell table:style-name="ce4" office:value-type="float" office:value="201606" calcext:value-type="float">
            <text:p>201606</text:p>
          </table:table-cell>
          <table:table-cell table:style-name="ce4" office:value-type="float" office:value="6058" calcext:value-type="float">
            <text:p>6058</text:p>
          </table:table-cell>
          <table:table-cell table:style-name="ce9" office:value-type="float" office:value="6058" calcext:value-type="float">
            <text:p>6,058.00</text:p>
          </table:table-cell>
          <table:table-cell table:style-name="ce9" office:value-type="float" office:value="2663.4521484375" calcext:value-type="float">
            <text:p>2,663.45</text:p>
          </table:table-cell>
          <table:table-cell table:style-name="ce10" table:formula="of:=ABS([.E87]-[.F87])/[.E87]" office:value-type="float" office:value="0.560341342284995" calcext:value-type="float">
            <text:p>0.56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7-01" calcext:value-type="date">
            <text:p>2016-07-01</text:p>
          </table:table-cell>
          <table:table-cell table:style-name="ce2" table:formula="of:=TEXT([.A88];&quot;mmm&quot;)&amp;&quot;-&quot;&amp;YEAR([.A88])" office:value-type="string" office:string-value="Jul-2016" calcext:value-type="string">
            <text:p>Jul-2016</text:p>
          </table:table-cell>
          <table:table-cell table:style-name="ce4" office:value-type="float" office:value="201607" calcext:value-type="float">
            <text:p>201607</text:p>
          </table:table-cell>
          <table:table-cell table:style-name="ce4" office:value-type="float" office:value="6357" calcext:value-type="float">
            <text:p>6357</text:p>
          </table:table-cell>
          <table:table-cell table:style-name="ce9" office:value-type="float" office:value="6357" calcext:value-type="float">
            <text:p>6,357.00</text:p>
          </table:table-cell>
          <table:table-cell table:style-name="ce9" office:value-type="float" office:value="2696.1220703125" calcext:value-type="float">
            <text:p>2,696.12</text:p>
          </table:table-cell>
          <table:table-cell table:style-name="ce10" table:formula="of:=ABS([.E88]-[.F88])/[.E88]" office:value-type="float" office:value="0.575881379532405" calcext:value-type="float">
            <text:p>0.57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8-01" calcext:value-type="date">
            <text:p>2016-08-01</text:p>
          </table:table-cell>
          <table:table-cell table:style-name="ce2" table:formula="of:=TEXT([.A89];&quot;mmm&quot;)&amp;&quot;-&quot;&amp;YEAR([.A89])" office:value-type="string" office:string-value="Aug-2016" calcext:value-type="string">
            <text:p>Aug-2016</text:p>
          </table:table-cell>
          <table:table-cell table:style-name="ce4" office:value-type="float" office:value="201608" calcext:value-type="float">
            <text:p>201608</text:p>
          </table:table-cell>
          <table:table-cell table:style-name="ce4" office:value-type="float" office:value="6018" calcext:value-type="float">
            <text:p>6018</text:p>
          </table:table-cell>
          <table:table-cell table:style-name="ce9" office:value-type="float" office:value="6018" calcext:value-type="float">
            <text:p>6,018.00</text:p>
          </table:table-cell>
          <table:table-cell table:style-name="ce9" office:value-type="float" office:value="2746.77416992187" calcext:value-type="float">
            <text:p>2,746.77</text:p>
          </table:table-cell>
          <table:table-cell table:style-name="ce10" table:formula="of:=ABS([.E89]-[.F89])/[.E89]" office:value-type="float" office:value="0.54357358426024" calcext:value-type="float">
            <text:p>0.544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formula="of:=AVERAGE([.G2:.G89])" office:value-type="float" office:value="0.376675101844772" calcext:value-type="float">
            <text:p>0.3766751018</text:p>
          </table:table-cell>
          <table:table-cell table:number-columns-repeated="1009"/>
        </table:table-row>
        <table:table-row table:style-name="ro1" table:number-rows-repeated="1048485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  <table:database-ranges>
        <table:database-range table:name="__Anonymous_Sheet_DB__1" table:target-range-address="Train_API_42371381340000.A1:Train_API_42371381340000.G9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9" loext:min-decimal-places="9" number:min-integer-digits="1"/>
    </number:number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3" loext:min-decimal-places="3" number:min-integer-digits="1" number:grouping="true"/>
    </number:number-style>
    <number:number-style style:name="N115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0/00/0000</text:date>, <text:time style:data-style-name="N2" text:time-value="15:17:30.1251792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5:40:49.563313713</meta:creation-date>
    <dc:date>2018-03-10T15:50:56.314072866</dc:date>
    <meta:editing-duration>PT20H15M33S</meta:editing-duration>
    <meta:editing-cycles>16</meta:editing-cycles>
    <meta:generator>LibreOffice/5.1.6.2$Linux_X86_64 LibreOffice_project/10m0$Build-2</meta:generator>
    <meta:document-statistic meta:table-count="2" meta:cell-count="6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44cm" svg:y="0.316cm" chart:style-name="ch2">
          <text:p>Test_API_42371381340000</text:p>
        </chart:title>
        <chart:legend chart:legend-position="end" svg:x="12.381cm" svg:y="3.952cm" style:legend-expansion="high" chart:style-name="ch3"/>
        <chart:plot-area chart:style-name="ch4" table:cell-range-address="Test_API_42371381340000.B1:Test_API_42371381340000.B12 Test_API_42371381340000.E1:Test_API_42371381340000.F12" chart:data-source-has-labels="both" svg:x="1.331cm" svg:y="1.275cm" svg:width="10.73cm" svg:height="6.564cm">
          <chartooo:coordinate-region svg:x="2.905cm" svg:y="1.275cm" svg:width="9.015cm" svg:height="4.769cm"/>
          <chart:axis chart:dimension="x" chart:name="primary-x" chart:style-name="ch5" chartooo:axis-type="auto">
            <chartooo:date-scale/>
            <chart:title svg:x="5.819cm" svg:y="8.019cm" chart:style-name="ch6">
              <text:p>Month-Year</text:p>
            </chart:title>
            <chart:categories table:cell-range-address="Test_API_42371381340000.B2:Test_API_42371381340000.B12"/>
          </chart:axis>
          <chart:axis chart:dimension="y" chart:name="primary-y" chart:style-name="ch7">
            <chart:title svg:x="0.451cm" svg:y="4.905cm" chart:style-name="ch8">
              <text:p>Gas</text:p>
            </chart:title>
            <chart:grid chart:style-name="ch9" chart:class="major"/>
          </chart:axis>
          <chart:series chart:style-name="ch10" chart:values-cell-range-address="Test_API_42371381340000.E2:Test_API_42371381340000.E12" chart:label-cell-address="Test_API_42371381340000.E1:Test_API_42371381340000.E1" chart:class="chart:line">
            <chart:data-point chart:repeated="11"/>
          </chart:series>
          <chart:series chart:style-name="ch11" chart:values-cell-range-address="Test_API_42371381340000.F2:Test_API_42371381340000.F12" chart:label-cell-address="Test_API_42371381340000.F1:Test_API_42371381340000.F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s_Actual</text:p>
                <draw:g>
                  <svg:desc>Test_API_42371381340000.E1:Test_API_42371381340000.E1</svg:desc>
                </draw:g>
              </table:table-cell>
              <table:table-cell office:value-type="string">
                <text:p>Gas_Predicted</text:p>
                <draw:g>
                  <svg:desc>Test_API_42371381340000.F1:Test_API_42371381340000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p-2016</text:p>
                <draw:g>
                  <svg:desc>Test_API_42371381340000.B2:Test_API_42371381340000.B12</svg:desc>
                </draw:g>
              </table:table-cell>
              <table:table-cell office:value-type="float" office:value="5624">
                <text:p>5624</text:p>
                <draw:g>
                  <svg:desc>Test_API_42371381340000.E2:Test_API_42371381340000.E12</svg:desc>
                </draw:g>
              </table:table-cell>
              <table:table-cell office:value-type="float" office:value="4203.8017578125">
                <text:p>4203.8017578125</text:p>
                <draw:g>
                  <svg:desc>Test_API_42371381340000.F2:Test_API_42371381340000.F12</svg:desc>
                </draw:g>
              </table:table-cell>
            </table:table-row>
            <table:table-row>
              <table:table-cell office:value-type="string">
                <text:p>Oct-2016</text:p>
              </table:table-cell>
              <table:table-cell office:value-type="float" office:value="5582">
                <text:p>5582</text:p>
              </table:table-cell>
              <table:table-cell office:value-type="float" office:value="4085.5126953125">
                <text:p>4085.5126953125</text:p>
              </table:table-cell>
            </table:table-row>
            <table:table-row>
              <table:table-cell office:value-type="string">
                <text:p>Nov-2016</text:p>
              </table:table-cell>
              <table:table-cell office:value-type="float" office:value="4664">
                <text:p>4664</text:p>
              </table:table-cell>
              <table:table-cell office:value-type="float" office:value="3958.37158203125">
                <text:p>3958.37158203125</text:p>
              </table:table-cell>
            </table:table-row>
            <table:table-row>
              <table:table-cell office:value-type="string">
                <text:p>Dec-2016</text:p>
              </table:table-cell>
              <table:table-cell office:value-type="float" office:value="3780.00024414062">
                <text:p>3780.00024414062</text:p>
              </table:table-cell>
              <table:table-cell office:value-type="float" office:value="3874.84301757812">
                <text:p>3874.84301757812</text:p>
              </table:table-cell>
            </table:table-row>
            <table:table-row>
              <table:table-cell office:value-type="string">
                <text:p>Jan-2017</text:p>
              </table:table-cell>
              <table:table-cell office:value-type="float" office:value="4145">
                <text:p>4145</text:p>
              </table:table-cell>
              <table:table-cell office:value-type="float" office:value="3791.029296875">
                <text:p>3791.029296875</text:p>
              </table:table-cell>
            </table:table-row>
            <table:table-row>
              <table:table-cell office:value-type="string">
                <text:p>Feb-2017</text:p>
              </table:table-cell>
              <table:table-cell office:value-type="float" office:value="2916">
                <text:p>2916</text:p>
              </table:table-cell>
              <table:table-cell office:value-type="float" office:value="3721.5322265625">
                <text:p>3721.5322265625</text:p>
              </table:table-cell>
            </table:table-row>
            <table:table-row>
              <table:table-cell office:value-type="string">
                <text:p>Mar-2017</text:p>
              </table:table-cell>
              <table:table-cell office:value-type="float" office:value="3524.00024414062">
                <text:p>3524.00024414062</text:p>
              </table:table-cell>
              <table:table-cell office:value-type="float" office:value="3837.00537109375">
                <text:p>3837.00537109375</text:p>
              </table:table-cell>
            </table:table-row>
            <table:table-row>
              <table:table-cell office:value-type="string">
                <text:p>Apr-2017</text:p>
              </table:table-cell>
              <table:table-cell office:value-type="float" office:value="3402">
                <text:p>3402</text:p>
              </table:table-cell>
              <table:table-cell office:value-type="float" office:value="3622.74951171875">
                <text:p>3622.74951171875</text:p>
              </table:table-cell>
            </table:table-row>
            <table:table-row>
              <table:table-cell office:value-type="string">
                <text:p>May-2017</text:p>
              </table:table-cell>
              <table:table-cell office:value-type="float" office:value="3374.99975585937">
                <text:p>3374.99975585937</text:p>
              </table:table-cell>
              <table:table-cell office:value-type="float" office:value="3609.73803710937">
                <text:p>3609.73803710937</text:p>
              </table:table-cell>
            </table:table-row>
            <table:table-row>
              <table:table-cell office:value-type="string">
                <text:p>Jun-2017</text:p>
              </table:table-cell>
              <table:table-cell office:value-type="float" office:value="3221">
                <text:p>3221</text:p>
              </table:table-cell>
              <table:table-cell office:value-type="float" office:value="3849.70092773437">
                <text:p>3849.70092773437</text:p>
              </table:table-cell>
            </table:table-row>
            <table:table-row>
              <table:table-cell office:value-type="string">
                <text:p>Jul-2017</text:p>
              </table:table-cell>
              <table:table-cell office:value-type="float" office:value="3665">
                <text:p>3665</text:p>
              </table:table-cell>
              <table:table-cell office:value-type="float" office:value="3496.78173828125">
                <text:p>3496.78173828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264cm" svg:height="8.687cm" xlink:href=".." xlink:type="simple" chart:class="chart:line" chart:style-name="ch1">
        <chart:title svg:x="6.797cm" svg:y="0.309cm" chart:style-name="ch2">
          <text:p>Train_API_42371381340000</text:p>
        </chart:title>
        <chart:legend chart:legend-position="end" svg:x="15.645cm" svg:y="3.795cm" style:legend-expansion="high" chart:style-name="ch3"/>
        <chart:plot-area chart:style-name="ch4" table:cell-range-address="Train_API_42371381340000.B2:Train_API_42371381340000.B89 Train_API_42371381340000.E1:Train_API_42371381340000.F89" chart:data-source-has-labels="both" svg:x="1.396cm" svg:y="1.261cm" svg:width="13.864cm" svg:height="6.272cm">
          <chartooo:coordinate-region svg:x="3.446cm" svg:y="1.261cm" svg:width="11.814cm" svg:height="4.476cm"/>
          <chart:axis chart:dimension="x" chart:name="primary-x" chart:style-name="ch5" chartooo:axis-type="auto">
            <chartooo:date-scale/>
            <chart:title svg:x="7.451cm" svg:y="7.706cm" chart:style-name="ch6">
              <text:p>Month-Year</text:p>
            </chart:title>
            <chart:categories table:cell-range-address="Train_API_42371381340000.B2:Train_API_42371381340000.B89"/>
          </chart:axis>
          <chart:axis chart:dimension="y" chart:name="primary-y" chart:style-name="ch7">
            <chart:title svg:x="0.451cm" svg:y="4.745cm" chart:style-name="ch8">
              <text:p>Gas</text:p>
            </chart:title>
            <chart:grid chart:style-name="ch9" chart:class="major"/>
          </chart:axis>
          <chart:series chart:style-name="ch10" chart:values-cell-range-address="Train_API_42371381340000.E2:Train_API_42371381340000.E89" chart:label-cell-address="Train_API_42371381340000.E1:Train_API_42371381340000.E1" chart:class="chart:line">
            <chart:data-point chart:repeated="88"/>
          </chart:series>
          <chart:series chart:style-name="ch11" chart:values-cell-range-address="Train_API_42371381340000.F2:Train_API_42371381340000.F89" chart:label-cell-address="Train_API_42371381340000.F1:Train_API_42371381340000.F1" chart:class="chart:line">
            <chart:data-point chart:repeated="8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s_Actual</text:p>
                <draw:g>
                  <svg:desc>Train_API_42371381340000.E1:Train_API_42371381340000.E1</svg:desc>
                </draw:g>
              </table:table-cell>
              <table:table-cell office:value-type="string">
                <text:p>Gas_Predicted</text:p>
                <draw:g>
                  <svg:desc>Train_API_42371381340000.F1:Train_API_42371381340000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y-2009</text:p>
                <draw:g>
                  <svg:desc>Train_API_42371381340000.B2:Train_API_42371381340000.B89</svg:desc>
                </draw:g>
              </table:table-cell>
              <table:table-cell office:value-type="float" office:value="155376">
                <text:p>155376</text:p>
                <draw:g>
                  <svg:desc>Train_API_42371381340000.E2:Train_API_42371381340000.E89</svg:desc>
                </draw:g>
              </table:table-cell>
              <table:table-cell office:value-type="float" office:value="137686.96875">
                <text:p>137686.96875</text:p>
                <draw:g>
                  <svg:desc>Train_API_42371381340000.F2:Train_API_42371381340000.F89</svg:desc>
                </draw:g>
              </table:table-cell>
            </table:table-row>
            <table:table-row>
              <table:table-cell office:value-type="string">
                <text:p>Jun-2009</text:p>
              </table:table-cell>
              <table:table-cell office:value-type="float" office:value="132274">
                <text:p>132274</text:p>
              </table:table-cell>
              <table:table-cell office:value-type="float" office:value="161368.78125">
                <text:p>161368.78125</text:p>
              </table:table-cell>
            </table:table-row>
            <table:table-row>
              <table:table-cell office:value-type="string">
                <text:p>Jul-2009</text:p>
              </table:table-cell>
              <table:table-cell office:value-type="float" office:value="122284">
                <text:p>122284</text:p>
              </table:table-cell>
              <table:table-cell office:value-type="float" office:value="161256.171875">
                <text:p>161256.171875</text:p>
              </table:table-cell>
            </table:table-row>
            <table:table-row>
              <table:table-cell office:value-type="string">
                <text:p>Aug-2009</text:p>
              </table:table-cell>
              <table:table-cell office:value-type="float" office:value="165174">
                <text:p>165174</text:p>
              </table:table-cell>
              <table:table-cell office:value-type="float" office:value="154019.40625">
                <text:p>154019.40625</text:p>
              </table:table-cell>
            </table:table-row>
            <table:table-row>
              <table:table-cell office:value-type="string">
                <text:p>Sep-2009</text:p>
              </table:table-cell>
              <table:table-cell office:value-type="float" office:value="180333">
                <text:p>180333</text:p>
              </table:table-cell>
              <table:table-cell office:value-type="float" office:value="146153.875">
                <text:p>146153.875</text:p>
              </table:table-cell>
            </table:table-row>
            <table:table-row>
              <table:table-cell office:value-type="string">
                <text:p>Oct-2009</text:p>
              </table:table-cell>
              <table:table-cell office:value-type="float" office:value="179582">
                <text:p>179582</text:p>
              </table:table-cell>
              <table:table-cell office:value-type="float" office:value="140527.859375">
                <text:p>140527.859375</text:p>
              </table:table-cell>
            </table:table-row>
            <table:table-row>
              <table:table-cell office:value-type="string">
                <text:p>Nov-2009</text:p>
              </table:table-cell>
              <table:table-cell office:value-type="float" office:value="172514">
                <text:p>172514</text:p>
              </table:table-cell>
              <table:table-cell office:value-type="float" office:value="136577.6875">
                <text:p>136577.6875</text:p>
              </table:table-cell>
            </table:table-row>
            <table:table-row>
              <table:table-cell office:value-type="string">
                <text:p>Dec-2009</text:p>
              </table:table-cell>
              <table:table-cell office:value-type="float" office:value="161323">
                <text:p>161323</text:p>
              </table:table-cell>
              <table:table-cell office:value-type="float" office:value="130333.0078125">
                <text:p>130333.0078125</text:p>
              </table:table-cell>
            </table:table-row>
            <table:table-row>
              <table:table-cell office:value-type="string">
                <text:p>Jan-2010</text:p>
              </table:table-cell>
              <table:table-cell office:value-type="float" office:value="147328">
                <text:p>147328</text:p>
              </table:table-cell>
              <table:table-cell office:value-type="float" office:value="124468.625">
                <text:p>124468.625</text:p>
              </table:table-cell>
            </table:table-row>
            <table:table-row>
              <table:table-cell office:value-type="string">
                <text:p>Feb-2010</text:p>
              </table:table-cell>
              <table:table-cell office:value-type="float" office:value="130305">
                <text:p>130305</text:p>
              </table:table-cell>
              <table:table-cell office:value-type="float" office:value="122541.625">
                <text:p>122541.625</text:p>
              </table:table-cell>
            </table:table-row>
            <table:table-row>
              <table:table-cell office:value-type="string">
                <text:p>Mar-2010</text:p>
              </table:table-cell>
              <table:table-cell office:value-type="float" office:value="126146">
                <text:p>126146</text:p>
              </table:table-cell>
              <table:table-cell office:value-type="float" office:value="120168.7890625">
                <text:p>120168.7890625</text:p>
              </table:table-cell>
            </table:table-row>
            <table:table-row>
              <table:table-cell office:value-type="string">
                <text:p>Apr-2010</text:p>
              </table:table-cell>
              <table:table-cell office:value-type="float" office:value="121920">
                <text:p>121920</text:p>
              </table:table-cell>
              <table:table-cell office:value-type="float" office:value="113355.9453125">
                <text:p>113355.9453125</text:p>
              </table:table-cell>
            </table:table-row>
            <table:table-row>
              <table:table-cell office:value-type="string">
                <text:p>May-2010</text:p>
              </table:table-cell>
              <table:table-cell office:value-type="float" office:value="129954.9921875">
                <text:p>129954.9921875</text:p>
              </table:table-cell>
              <table:table-cell office:value-type="float" office:value="107995.5546875">
                <text:p>107995.5546875</text:p>
              </table:table-cell>
            </table:table-row>
            <table:table-row>
              <table:table-cell office:value-type="string">
                <text:p>Jun-2010</text:p>
              </table:table-cell>
              <table:table-cell office:value-type="float" office:value="114468.9921875">
                <text:p>114468.9921875</text:p>
              </table:table-cell>
              <table:table-cell office:value-type="float" office:value="102554.8984375">
                <text:p>102554.8984375</text:p>
              </table:table-cell>
            </table:table-row>
            <table:table-row>
              <table:table-cell office:value-type="string">
                <text:p>Jul-2010</text:p>
              </table:table-cell>
              <table:table-cell office:value-type="float" office:value="106225.9921875">
                <text:p>106225.9921875</text:p>
              </table:table-cell>
              <table:table-cell office:value-type="float" office:value="97310.9140625">
                <text:p>97310.9140625</text:p>
              </table:table-cell>
            </table:table-row>
            <table:table-row>
              <table:table-cell office:value-type="string">
                <text:p>Aug-2010</text:p>
              </table:table-cell>
              <table:table-cell office:value-type="float" office:value="98795">
                <text:p>98795</text:p>
              </table:table-cell>
              <table:table-cell office:value-type="float" office:value="91691.359375">
                <text:p>91691.359375</text:p>
              </table:table-cell>
            </table:table-row>
            <table:table-row>
              <table:table-cell office:value-type="string">
                <text:p>Sep-2010</text:p>
              </table:table-cell>
              <table:table-cell office:value-type="float" office:value="89290">
                <text:p>89290</text:p>
              </table:table-cell>
              <table:table-cell office:value-type="float" office:value="85879.53125">
                <text:p>85879.53125</text:p>
              </table:table-cell>
            </table:table-row>
            <table:table-row>
              <table:table-cell office:value-type="string">
                <text:p>Oct-2010</text:p>
              </table:table-cell>
              <table:table-cell office:value-type="float" office:value="80959">
                <text:p>80959</text:p>
              </table:table-cell>
              <table:table-cell office:value-type="float" office:value="80990.140625">
                <text:p>80990.140625</text:p>
              </table:table-cell>
            </table:table-row>
            <table:table-row>
              <table:table-cell office:value-type="string">
                <text:p>Nov-2010</text:p>
              </table:table-cell>
              <table:table-cell office:value-type="float" office:value="70099">
                <text:p>70099</text:p>
              </table:table-cell>
              <table:table-cell office:value-type="float" office:value="76957.4453125">
                <text:p>76957.4453125</text:p>
              </table:table-cell>
            </table:table-row>
            <table:table-row>
              <table:table-cell office:value-type="string">
                <text:p>Dec-2010</text:p>
              </table:table-cell>
              <table:table-cell office:value-type="float" office:value="72050">
                <text:p>72050</text:p>
              </table:table-cell>
              <table:table-cell office:value-type="float" office:value="72609.46875">
                <text:p>72609.46875</text:p>
              </table:table-cell>
            </table:table-row>
            <table:table-row>
              <table:table-cell office:value-type="string">
                <text:p>Jan-2011</text:p>
              </table:table-cell>
              <table:table-cell office:value-type="float" office:value="79285">
                <text:p>79285</text:p>
              </table:table-cell>
              <table:table-cell office:value-type="float" office:value="68204.859375">
                <text:p>68204.859375</text:p>
              </table:table-cell>
            </table:table-row>
            <table:table-row>
              <table:table-cell office:value-type="string">
                <text:p>Feb-2011</text:p>
              </table:table-cell>
              <table:table-cell office:value-type="float" office:value="73495">
                <text:p>73495</text:p>
              </table:table-cell>
              <table:table-cell office:value-type="float" office:value="64097.5859375">
                <text:p>64097.5859375</text:p>
              </table:table-cell>
            </table:table-row>
            <table:table-row>
              <table:table-cell office:value-type="string">
                <text:p>Mar-2011</text:p>
              </table:table-cell>
              <table:table-cell office:value-type="float" office:value="75181">
                <text:p>75181</text:p>
              </table:table-cell>
              <table:table-cell office:value-type="float" office:value="60484.44140625">
                <text:p>60484.44140625</text:p>
              </table:table-cell>
            </table:table-row>
            <table:table-row>
              <table:table-cell office:value-type="string">
                <text:p>Apr-2011</text:p>
              </table:table-cell>
              <table:table-cell office:value-type="float" office:value="65414">
                <text:p>65414</text:p>
              </table:table-cell>
              <table:table-cell office:value-type="float" office:value="57199.59375">
                <text:p>57199.59375</text:p>
              </table:table-cell>
            </table:table-row>
            <table:table-row>
              <table:table-cell office:value-type="string">
                <text:p>May-2011</text:p>
              </table:table-cell>
              <table:table-cell office:value-type="float" office:value="61363">
                <text:p>61363</text:p>
              </table:table-cell>
              <table:table-cell office:value-type="float" office:value="54199.51953125">
                <text:p>54199.51953125</text:p>
              </table:table-cell>
            </table:table-row>
            <table:table-row>
              <table:table-cell office:value-type="string">
                <text:p>Jun-2011</text:p>
              </table:table-cell>
              <table:table-cell office:value-type="float" office:value="54814">
                <text:p>54814</text:p>
              </table:table-cell>
              <table:table-cell office:value-type="float" office:value="50140.4453125">
                <text:p>50140.4453125</text:p>
              </table:table-cell>
            </table:table-row>
            <table:table-row>
              <table:table-cell office:value-type="string">
                <text:p>Jul-2011</text:p>
              </table:table-cell>
              <table:table-cell office:value-type="float" office:value="51818">
                <text:p>51818</text:p>
              </table:table-cell>
              <table:table-cell office:value-type="float" office:value="46576.23046875">
                <text:p>46576.23046875</text:p>
              </table:table-cell>
            </table:table-row>
            <table:table-row>
              <table:table-cell office:value-type="string">
                <text:p>Aug-2011</text:p>
              </table:table-cell>
              <table:table-cell office:value-type="float" office:value="49243">
                <text:p>49243</text:p>
              </table:table-cell>
              <table:table-cell office:value-type="float" office:value="43546.12890625">
                <text:p>43546.12890625</text:p>
              </table:table-cell>
            </table:table-row>
            <table:table-row>
              <table:table-cell office:value-type="string">
                <text:p>Sep-2011</text:p>
              </table:table-cell>
              <table:table-cell office:value-type="float" office:value="43706">
                <text:p>43706</text:p>
              </table:table-cell>
              <table:table-cell office:value-type="float" office:value="40786.15625">
                <text:p>40786.15625</text:p>
              </table:table-cell>
            </table:table-row>
            <table:table-row>
              <table:table-cell office:value-type="string">
                <text:p>Oct-2011</text:p>
              </table:table-cell>
              <table:table-cell office:value-type="float" office:value="41179">
                <text:p>41179</text:p>
              </table:table-cell>
              <table:table-cell office:value-type="float" office:value="38688.23828125">
                <text:p>38688.23828125</text:p>
              </table:table-cell>
            </table:table-row>
            <table:table-row>
              <table:table-cell office:value-type="string">
                <text:p>Nov-2011</text:p>
              </table:table-cell>
              <table:table-cell office:value-type="float" office:value="37257">
                <text:p>37257</text:p>
              </table:table-cell>
              <table:table-cell office:value-type="float" office:value="36786.578125">
                <text:p>36786.578125</text:p>
              </table:table-cell>
            </table:table-row>
            <table:table-row>
              <table:table-cell office:value-type="string">
                <text:p>Dec-2011</text:p>
              </table:table-cell>
              <table:table-cell office:value-type="float" office:value="35123">
                <text:p>35123</text:p>
              </table:table-cell>
              <table:table-cell office:value-type="float" office:value="35151.53125">
                <text:p>35151.53125</text:p>
              </table:table-cell>
            </table:table-row>
            <table:table-row>
              <table:table-cell office:value-type="string">
                <text:p>Jan-2012</text:p>
              </table:table-cell>
              <table:table-cell office:value-type="float" office:value="31360">
                <text:p>31360</text:p>
              </table:table-cell>
              <table:table-cell office:value-type="float" office:value="33131.546875">
                <text:p>33131.546875</text:p>
              </table:table-cell>
            </table:table-row>
            <table:table-row>
              <table:table-cell office:value-type="string">
                <text:p>Feb-2012</text:p>
              </table:table-cell>
              <table:table-cell office:value-type="float" office:value="27305">
                <text:p>27305</text:p>
              </table:table-cell>
              <table:table-cell office:value-type="float" office:value="30518.2421875">
                <text:p>30518.2421875</text:p>
              </table:table-cell>
            </table:table-row>
            <table:table-row>
              <table:table-cell office:value-type="string">
                <text:p>Mar-2012</text:p>
              </table:table-cell>
              <table:table-cell office:value-type="float" office:value="26131.001953125">
                <text:p>26131.001953125</text:p>
              </table:table-cell>
              <table:table-cell office:value-type="float" office:value="28008.978515625">
                <text:p>28008.978515625</text:p>
              </table:table-cell>
            </table:table-row>
            <table:table-row>
              <table:table-cell office:value-type="string">
                <text:p>Apr-2012</text:p>
              </table:table-cell>
              <table:table-cell office:value-type="float" office:value="20724">
                <text:p>20724</text:p>
              </table:table-cell>
              <table:table-cell office:value-type="float" office:value="25225.974609375">
                <text:p>25225.974609375</text:p>
              </table:table-cell>
            </table:table-row>
            <table:table-row>
              <table:table-cell office:value-type="string">
                <text:p>May-2012</text:p>
              </table:table-cell>
              <table:table-cell office:value-type="float" office:value="17433">
                <text:p>17433</text:p>
              </table:table-cell>
              <table:table-cell office:value-type="float" office:value="22809.359375">
                <text:p>22809.359375</text:p>
              </table:table-cell>
            </table:table-row>
            <table:table-row>
              <table:table-cell office:value-type="string">
                <text:p>Jun-2012</text:p>
              </table:table-cell>
              <table:table-cell office:value-type="float" office:value="24032">
                <text:p>24032</text:p>
              </table:table-cell>
              <table:table-cell office:value-type="float" office:value="20420.61328125">
                <text:p>20420.61328125</text:p>
              </table:table-cell>
            </table:table-row>
            <table:table-row>
              <table:table-cell office:value-type="string">
                <text:p>Jul-2012</text:p>
              </table:table-cell>
              <table:table-cell office:value-type="float" office:value="24245">
                <text:p>24245</text:p>
              </table:table-cell>
              <table:table-cell office:value-type="float" office:value="18234.943359375">
                <text:p>18234.943359375</text:p>
              </table:table-cell>
            </table:table-row>
            <table:table-row>
              <table:table-cell office:value-type="string">
                <text:p>Aug-2012</text:p>
              </table:table-cell>
              <table:table-cell office:value-type="float" office:value="22426">
                <text:p>22426</text:p>
              </table:table-cell>
              <table:table-cell office:value-type="float" office:value="16088.19921875">
                <text:p>16088.19921875</text:p>
              </table:table-cell>
            </table:table-row>
            <table:table-row>
              <table:table-cell office:value-type="string">
                <text:p>Sep-2012</text:p>
              </table:table-cell>
              <table:table-cell office:value-type="float" office:value="20541">
                <text:p>20541</text:p>
              </table:table-cell>
              <table:table-cell office:value-type="float" office:value="14164.955078125">
                <text:p>14164.955078125</text:p>
              </table:table-cell>
            </table:table-row>
            <table:table-row>
              <table:table-cell office:value-type="string">
                <text:p>Oct-2012</text:p>
              </table:table-cell>
              <table:table-cell office:value-type="float" office:value="20843">
                <text:p>20843</text:p>
              </table:table-cell>
              <table:table-cell office:value-type="float" office:value="12597.0751953125">
                <text:p>12597.0751953125</text:p>
              </table:table-cell>
            </table:table-row>
            <table:table-row>
              <table:table-cell office:value-type="string">
                <text:p>Nov-2012</text:p>
              </table:table-cell>
              <table:table-cell office:value-type="float" office:value="17362">
                <text:p>17362</text:p>
              </table:table-cell>
              <table:table-cell office:value-type="float" office:value="11155.8212890625">
                <text:p>11155.8212890625</text:p>
              </table:table-cell>
            </table:table-row>
            <table:table-row>
              <table:table-cell office:value-type="string">
                <text:p>Dec-2012</text:p>
              </table:table-cell>
              <table:table-cell office:value-type="float" office:value="13198">
                <text:p>13198</text:p>
              </table:table-cell>
              <table:table-cell office:value-type="float" office:value="9945.4736328125">
                <text:p>9945.4736328125</text:p>
              </table:table-cell>
            </table:table-row>
            <table:table-row>
              <table:table-cell office:value-type="string">
                <text:p>Jan-2013</text:p>
              </table:table-cell>
              <table:table-cell office:value-type="float" office:value="12185">
                <text:p>12185</text:p>
              </table:table-cell>
              <table:table-cell office:value-type="float" office:value="8845.9931640625">
                <text:p>8845.9931640625</text:p>
              </table:table-cell>
            </table:table-row>
            <table:table-row>
              <table:table-cell office:value-type="string">
                <text:p>Feb-2013</text:p>
              </table:table-cell>
              <table:table-cell office:value-type="float" office:value="11105">
                <text:p>11105</text:p>
              </table:table-cell>
              <table:table-cell office:value-type="float" office:value="8073.62890625">
                <text:p>8073.62890625</text:p>
              </table:table-cell>
            </table:table-row>
            <table:table-row>
              <table:table-cell office:value-type="string">
                <text:p>Mar-2013</text:p>
              </table:table-cell>
              <table:table-cell office:value-type="float" office:value="11033">
                <text:p>11033</text:p>
              </table:table-cell>
              <table:table-cell office:value-type="float" office:value="7608.51171875">
                <text:p>7608.51171875</text:p>
              </table:table-cell>
            </table:table-row>
            <table:table-row>
              <table:table-cell office:value-type="string">
                <text:p>Apr-2013</text:p>
              </table:table-cell>
              <table:table-cell office:value-type="float" office:value="10965">
                <text:p>10965</text:p>
              </table:table-cell>
              <table:table-cell office:value-type="float" office:value="7220.126953125">
                <text:p>7220.126953125</text:p>
              </table:table-cell>
            </table:table-row>
            <table:table-row>
              <table:table-cell office:value-type="string">
                <text:p>May-2013</text:p>
              </table:table-cell>
              <table:table-cell office:value-type="float" office:value="10595">
                <text:p>10595</text:p>
              </table:table-cell>
              <table:table-cell office:value-type="float" office:value="7055.83203125">
                <text:p>7055.83203125</text:p>
              </table:table-cell>
            </table:table-row>
            <table:table-row>
              <table:table-cell office:value-type="string">
                <text:p>Jun-2013</text:p>
              </table:table-cell>
              <table:table-cell office:value-type="float" office:value="10340">
                <text:p>10340</text:p>
              </table:table-cell>
              <table:table-cell office:value-type="float" office:value="6952.97265625">
                <text:p>6952.97265625</text:p>
              </table:table-cell>
            </table:table-row>
            <table:table-row>
              <table:table-cell office:value-type="string">
                <text:p>Jul-2013</text:p>
              </table:table-cell>
              <table:table-cell office:value-type="float" office:value="10070">
                <text:p>10070</text:p>
              </table:table-cell>
              <table:table-cell office:value-type="float" office:value="6626.513671875">
                <text:p>6626.513671875</text:p>
              </table:table-cell>
            </table:table-row>
            <table:table-row>
              <table:table-cell office:value-type="string">
                <text:p>Aug-2013</text:p>
              </table:table-cell>
              <table:table-cell office:value-type="float" office:value="9691">
                <text:p>9691</text:p>
              </table:table-cell>
              <table:table-cell office:value-type="float" office:value="6261.919921875">
                <text:p>6261.919921875</text:p>
              </table:table-cell>
            </table:table-row>
            <table:table-row>
              <table:table-cell office:value-type="string">
                <text:p>Sep-2013</text:p>
              </table:table-cell>
              <table:table-cell office:value-type="float" office:value="8865">
                <text:p>8865</text:p>
              </table:table-cell>
              <table:table-cell office:value-type="float" office:value="5923.318359375">
                <text:p>5923.318359375</text:p>
              </table:table-cell>
            </table:table-row>
            <table:table-row>
              <table:table-cell office:value-type="string">
                <text:p>Oct-2013</text:p>
              </table:table-cell>
              <table:table-cell office:value-type="float" office:value="8039.00048828125">
                <text:p>8039.00048828125</text:p>
              </table:table-cell>
              <table:table-cell office:value-type="float" office:value="5619.01953125">
                <text:p>5619.01953125</text:p>
              </table:table-cell>
            </table:table-row>
            <table:table-row>
              <table:table-cell office:value-type="string">
                <text:p>Nov-2013</text:p>
              </table:table-cell>
              <table:table-cell office:value-type="float" office:value="7486">
                <text:p>7486</text:p>
              </table:table-cell>
              <table:table-cell office:value-type="float" office:value="5296.97802734375">
                <text:p>5296.97802734375</text:p>
              </table:table-cell>
            </table:table-row>
            <table:table-row>
              <table:table-cell office:value-type="string">
                <text:p>Dec-2013</text:p>
              </table:table-cell>
              <table:table-cell office:value-type="float" office:value="6265">
                <text:p>6265</text:p>
              </table:table-cell>
              <table:table-cell office:value-type="float" office:value="5070.7099609375">
                <text:p>5070.7099609375</text:p>
              </table:table-cell>
            </table:table-row>
            <table:table-row>
              <table:table-cell office:value-type="string">
                <text:p>Jan-2014</text:p>
              </table:table-cell>
              <table:table-cell office:value-type="float" office:value="6366">
                <text:p>6366</text:p>
              </table:table-cell>
              <table:table-cell office:value-type="float" office:value="4956.01123046875">
                <text:p>4956.01123046875</text:p>
              </table:table-cell>
            </table:table-row>
            <table:table-row>
              <table:table-cell office:value-type="string">
                <text:p>Feb-2014</text:p>
              </table:table-cell>
              <table:table-cell office:value-type="float" office:value="5728">
                <text:p>5728</text:p>
              </table:table-cell>
              <table:table-cell office:value-type="float" office:value="4856.69970703125">
                <text:p>4856.69970703125</text:p>
              </table:table-cell>
            </table:table-row>
            <table:table-row>
              <table:table-cell office:value-type="string">
                <text:p>Mar-2014</text:p>
              </table:table-cell>
              <table:table-cell office:value-type="float" office:value="6224">
                <text:p>6224</text:p>
              </table:table-cell>
              <table:table-cell office:value-type="float" office:value="4771.7294921875">
                <text:p>4771.7294921875</text:p>
              </table:table-cell>
            </table:table-row>
            <table:table-row>
              <table:table-cell office:value-type="string">
                <text:p>Apr-2014</text:p>
              </table:table-cell>
              <table:table-cell office:value-type="float" office:value="5926">
                <text:p>5926</text:p>
              </table:table-cell>
              <table:table-cell office:value-type="float" office:value="4670.38525390625">
                <text:p>4670.38525390625</text:p>
              </table:table-cell>
            </table:table-row>
            <table:table-row>
              <table:table-cell office:value-type="string">
                <text:p>May-2014</text:p>
              </table:table-cell>
              <table:table-cell office:value-type="float" office:value="5988">
                <text:p>5988</text:p>
              </table:table-cell>
              <table:table-cell office:value-type="float" office:value="4554.10400390625">
                <text:p>4554.10400390625</text:p>
              </table:table-cell>
            </table:table-row>
            <table:table-row>
              <table:table-cell office:value-type="string">
                <text:p>Jun-2014</text:p>
              </table:table-cell>
              <table:table-cell office:value-type="float" office:value="5615">
                <text:p>5615</text:p>
              </table:table-cell>
              <table:table-cell office:value-type="float" office:value="4434.05126953125">
                <text:p>4434.05126953125</text:p>
              </table:table-cell>
            </table:table-row>
            <table:table-row>
              <table:table-cell office:value-type="string">
                <text:p>Jul-2014</text:p>
              </table:table-cell>
              <table:table-cell office:value-type="float" office:value="5742">
                <text:p>5742</text:p>
              </table:table-cell>
              <table:table-cell office:value-type="float" office:value="4309.53564453125">
                <text:p>4309.53564453125</text:p>
              </table:table-cell>
            </table:table-row>
            <table:table-row>
              <table:table-cell office:value-type="string">
                <text:p>Aug-2014</text:p>
              </table:table-cell>
              <table:table-cell office:value-type="float" office:value="5571">
                <text:p>5571</text:p>
              </table:table-cell>
              <table:table-cell office:value-type="float" office:value="4184.44189453125">
                <text:p>4184.44189453125</text:p>
              </table:table-cell>
            </table:table-row>
            <table:table-row>
              <table:table-cell office:value-type="string">
                <text:p>Sep-2014</text:p>
              </table:table-cell>
              <table:table-cell office:value-type="float" office:value="5211">
                <text:p>5211</text:p>
              </table:table-cell>
              <table:table-cell office:value-type="float" office:value="4065.70727539063">
                <text:p>4065.70727539063</text:p>
              </table:table-cell>
            </table:table-row>
            <table:table-row>
              <table:table-cell office:value-type="string">
                <text:p>Oct-2014</text:p>
              </table:table-cell>
              <table:table-cell office:value-type="float" office:value="5319">
                <text:p>5319</text:p>
              </table:table-cell>
              <table:table-cell office:value-type="float" office:value="3969.15649414063">
                <text:p>3969.15649414063</text:p>
              </table:table-cell>
            </table:table-row>
            <table:table-row>
              <table:table-cell office:value-type="string">
                <text:p>Nov-2014</text:p>
              </table:table-cell>
              <table:table-cell office:value-type="float" office:value="4640">
                <text:p>4640</text:p>
              </table:table-cell>
              <table:table-cell office:value-type="float" office:value="3895.94067382812">
                <text:p>3895.94067382812</text:p>
              </table:table-cell>
            </table:table-row>
            <table:table-row>
              <table:table-cell office:value-type="string">
                <text:p>Dec-2014</text:p>
              </table:table-cell>
              <table:table-cell office:value-type="float" office:value="4311">
                <text:p>4311</text:p>
              </table:table-cell>
              <table:table-cell office:value-type="float" office:value="3838.20581054687">
                <text:p>3838.20581054687</text:p>
              </table:table-cell>
            </table:table-row>
            <table:table-row>
              <table:table-cell office:value-type="string">
                <text:p>Jan-2015</text:p>
              </table:table-cell>
              <table:table-cell office:value-type="float" office:value="2595">
                <text:p>2595</text:p>
              </table:table-cell>
              <table:table-cell office:value-type="float" office:value="3814.02661132812">
                <text:p>3814.02661132812</text:p>
              </table:table-cell>
            </table:table-row>
            <table:table-row>
              <table:table-cell office:value-type="string">
                <text:p>Feb-2015</text:p>
              </table:table-cell>
              <table:table-cell office:value-type="float" office:value="2035.99987792969">
                <text:p>2035.99987792969</text:p>
              </table:table-cell>
              <table:table-cell office:value-type="float" office:value="3780.35034179688">
                <text:p>3780.35034179688</text:p>
              </table:table-cell>
            </table:table-row>
            <table:table-row>
              <table:table-cell office:value-type="string">
                <text:p>Mar-2015</text:p>
              </table:table-cell>
              <table:table-cell office:value-type="float" office:value="1107">
                <text:p>1107</text:p>
              </table:table-cell>
              <table:table-cell office:value-type="float" office:value="3755.35034179688">
                <text:p>3755.35034179688</text:p>
              </table:table-cell>
            </table:table-row>
            <table:table-row>
              <table:table-cell office:value-type="string">
                <text:p>Apr-2015</text:p>
              </table:table-cell>
              <table:table-cell office:value-type="float" office:value="505">
                <text:p>505</text:p>
              </table:table-cell>
              <table:table-cell office:value-type="float" office:value="3700.796875">
                <text:p>3700.796875</text:p>
              </table:table-cell>
            </table:table-row>
            <table:table-row>
              <table:table-cell office:value-type="string">
                <text:p>May-2015</text:p>
              </table:table-cell>
              <table:table-cell office:value-type="float" office:value="1">
                <text:p>1</text:p>
              </table:table-cell>
              <table:table-cell office:value-type="float" office:value="3637.53100585937">
                <text:p>3637.53100585937</text:p>
              </table:table-cell>
            </table:table-row>
            <table:table-row>
              <table:table-cell office:value-type="string">
                <text:p>Jun-2015</text:p>
              </table:table-cell>
              <table:table-cell office:value-type="float" office:value="0">
                <text:p>0</text:p>
              </table:table-cell>
              <table:table-cell office:value-type="float" office:value="3551.63061523437">
                <text:p>3551.63061523437</text:p>
              </table:table-cell>
            </table:table-row>
            <table:table-row>
              <table:table-cell office:value-type="string">
                <text:p>Jul-2015</text:p>
              </table:table-cell>
              <table:table-cell office:value-type="float" office:value="15">
                <text:p>15</text:p>
              </table:table-cell>
              <table:table-cell office:value-type="float" office:value="3454.34545898437">
                <text:p>3454.34545898437</text:p>
              </table:table-cell>
            </table:table-row>
            <table:table-row>
              <table:table-cell office:value-type="string">
                <text:p>Aug-2015</text:p>
              </table:table-cell>
              <table:table-cell office:value-type="float" office:value="1">
                <text:p>1</text:p>
              </table:table-cell>
              <table:table-cell office:value-type="float" office:value="3338.04418945313">
                <text:p>3338.04418945313</text:p>
              </table:table-cell>
            </table:table-row>
            <table:table-row>
              <table:table-cell office:value-type="string">
                <text:p>Sep-2015</text:p>
              </table:table-cell>
              <table:table-cell office:value-type="float" office:value="0">
                <text:p>0</text:p>
              </table:table-cell>
              <table:table-cell office:value-type="float" office:value="3230.51342773438">
                <text:p>3230.51342773438</text:p>
              </table:table-cell>
            </table:table-row>
            <table:table-row>
              <table:table-cell office:value-type="string">
                <text:p>Oct-2015</text:p>
              </table:table-cell>
              <table:table-cell office:value-type="float" office:value="372">
                <text:p>372</text:p>
              </table:table-cell>
              <table:table-cell office:value-type="float" office:value="3117.677734375">
                <text:p>3117.677734375</text:p>
              </table:table-cell>
            </table:table-row>
            <table:table-row>
              <table:table-cell office:value-type="string">
                <text:p>Nov-2015</text:p>
              </table:table-cell>
              <table:table-cell office:value-type="float" office:value="882">
                <text:p>882</text:p>
              </table:table-cell>
              <table:table-cell office:value-type="float" office:value="2992.94580078125">
                <text:p>2992.94580078125</text:p>
              </table:table-cell>
            </table:table-row>
            <table:table-row>
              <table:table-cell office:value-type="string">
                <text:p>Dec-2015</text:p>
              </table:table-cell>
              <table:table-cell office:value-type="float" office:value="922">
                <text:p>922</text:p>
              </table:table-cell>
              <table:table-cell office:value-type="float" office:value="2879.28002929688">
                <text:p>2879.28002929688</text:p>
              </table:table-cell>
            </table:table-row>
            <table:table-row>
              <table:table-cell office:value-type="string">
                <text:p>Jan-2016</text:p>
              </table:table-cell>
              <table:table-cell office:value-type="float" office:value="299">
                <text:p>299</text:p>
              </table:table-cell>
              <table:table-cell office:value-type="float" office:value="2772.89794921875">
                <text:p>2772.89794921875</text:p>
              </table:table-cell>
            </table:table-row>
            <table:table-row>
              <table:table-cell office:value-type="string">
                <text:p>Feb-2016</text:p>
              </table:table-cell>
              <table:table-cell office:value-type="float" office:value="0">
                <text:p>0</text:p>
              </table:table-cell>
              <table:table-cell office:value-type="float" office:value="2710.2783203125">
                <text:p>2710.2783203125</text:p>
              </table:table-cell>
            </table:table-row>
            <table:table-row>
              <table:table-cell office:value-type="string">
                <text:p>Mar-2016</text:p>
              </table:table-cell>
              <table:table-cell office:value-type="float" office:value="0">
                <text:p>0</text:p>
              </table:table-cell>
              <table:table-cell office:value-type="float" office:value="2664.26196289062">
                <text:p>2664.26196289062</text:p>
              </table:table-cell>
            </table:table-row>
            <table:table-row>
              <table:table-cell office:value-type="string">
                <text:p>Apr-2016</text:p>
              </table:table-cell>
              <table:table-cell office:value-type="float" office:value="4105">
                <text:p>4105</text:p>
              </table:table-cell>
              <table:table-cell office:value-type="float" office:value="2644.21948242187">
                <text:p>2644.21948242187</text:p>
              </table:table-cell>
            </table:table-row>
            <table:table-row>
              <table:table-cell office:value-type="string">
                <text:p>May-2016</text:p>
              </table:table-cell>
              <table:table-cell office:value-type="float" office:value="7183">
                <text:p>7183</text:p>
              </table:table-cell>
              <table:table-cell office:value-type="float" office:value="2643.49609375">
                <text:p>2643.49609375</text:p>
              </table:table-cell>
            </table:table-row>
            <table:table-row>
              <table:table-cell office:value-type="string">
                <text:p>Jun-2016</text:p>
              </table:table-cell>
              <table:table-cell office:value-type="float" office:value="6058">
                <text:p>6058</text:p>
              </table:table-cell>
              <table:table-cell office:value-type="float" office:value="2663.4521484375">
                <text:p>2663.4521484375</text:p>
              </table:table-cell>
            </table:table-row>
            <table:table-row>
              <table:table-cell office:value-type="string">
                <text:p>Jul-2016</text:p>
              </table:table-cell>
              <table:table-cell office:value-type="float" office:value="6357">
                <text:p>6357</text:p>
              </table:table-cell>
              <table:table-cell office:value-type="float" office:value="2696.1220703125">
                <text:p>2696.1220703125</text:p>
              </table:table-cell>
            </table:table-row>
            <table:table-row>
              <table:table-cell office:value-type="string">
                <text:p>Aug-2016</text:p>
              </table:table-cell>
              <table:table-cell office:value-type="float" office:value="6018">
                <text:p>6018</text:p>
              </table:table-cell>
              <table:table-cell office:value-type="float" office:value="2746.77416992187">
                <text:p>2746.774169921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